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4pt" style:font-size-asian="14pt" style:font-size-complex="14pt"/>
    </style:style>
    <style:style style:name="P86" style:parent-style-name="Normal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P119" style:parent-style-name="Normal" style:family="paragraph">
      <style:text-properties fo:font-size="14pt" style:font-size-asian="14pt" style:font-size-complex="14pt"/>
    </style:style>
    <style:style style:name="P120" style:parent-style-name="Normal" style:family="paragraph">
      <style:text-properties fo:font-size="14pt" style:font-size-asian="14pt" style:font-size-complex="14pt"/>
    </style:style>
    <style:style style:name="P121" style:parent-style-name="Normal" style:family="paragraph">
      <style:text-properties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P1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Normal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size="14pt" style:font-size-asian="14pt" style:font-size-complex="14pt"/>
    </style:style>
    <style:style style:name="P150" style:parent-style-name="Normal" style:family="paragraph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5" style:parent-style-name="Normal" style:family="paragraph">
      <style:text-properties fo:font-size="14pt" style:font-size-asian="14pt" style:font-size-complex="14pt"/>
    </style:style>
    <style:style style:name="P156" style:parent-style-name="Normal" style:family="paragraph">
      <style:text-properties fo:font-size="14pt" style:font-size-asian="14pt" style:font-size-complex="14pt"/>
    </style:style>
    <style:style style:name="P157" style:parent-style-name="Normal" style:family="paragraph">
      <style:text-properties fo:font-size="14pt" style:font-size-asian="14pt" style:font-size-complex="14pt"/>
    </style:style>
    <style:style style:name="P158" style:parent-style-name="Normal" style:family="paragraph">
      <style:text-properties fo:font-size="14pt" style:font-size-asian="14pt" style:font-size-complex="14pt"/>
    </style:style>
    <style:style style:name="P159" style:parent-style-name="Normal" style:family="paragraph">
      <style:text-properties fo:font-size="14pt" style:font-size-asian="14pt" style:font-size-complex="14pt"/>
    </style:style>
    <style:style style:name="P160" style:parent-style-name="Normal" style:family="paragraph">
      <style:text-properties fo:font-size="14pt" style:font-size-asian="14pt" style:font-size-complex="14pt"/>
    </style:style>
    <style:style style:name="P161" style:parent-style-name="Normal" style:family="paragraph">
      <style:text-properties fo:font-size="14pt" style:font-size-asian="14pt" style:font-size-complex="14pt"/>
    </style:style>
    <style:style style:name="P162" style:parent-style-name="Normal" style:family="paragraph">
      <style:text-properties fo:font-size="14pt" style:font-size-asian="14pt" style:font-size-complex="14pt"/>
    </style:style>
    <style:style style:name="P163" style:parent-style-name="Normal" style:family="paragraph">
      <style:text-properties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P165" style:parent-style-name="Normal" style:family="paragraph">
      <style:text-properties fo:font-size="14pt" style:font-size-asian="14pt" style:font-size-complex="14pt"/>
    </style:style>
    <style:style style:name="P166" style:parent-style-name="Normal" style:family="paragraph">
      <style:text-properties fo:font-size="14pt" style:font-size-asian="14pt" style:font-size-complex="14pt"/>
    </style:style>
    <style:style style:name="P167" style:parent-style-name="Normal" style:family="paragraph">
      <style:text-properties fo:font-size="14pt" style:font-size-asian="14pt" style:font-size-complex="14pt"/>
    </style:style>
    <style:style style:name="P168" style:parent-style-name="Normal" style:family="paragraph">
      <style:text-properties fo:font-size="14pt" style:font-size-asian="14pt" style:font-size-complex="14pt"/>
    </style:style>
    <style:style style:name="P169" style:parent-style-name="Normal" style:family="paragraph">
      <style:text-properties fo:font-size="14pt" style:font-size-asian="14pt" style:font-size-complex="14pt"/>
    </style:style>
    <style:style style:name="P170" style:parent-style-name="Normal" style:family="paragraph">
      <style:text-properties fo:font-size="14pt" style:font-size-asian="14pt" style:font-size-complex="14pt"/>
    </style:style>
    <style:style style:name="P171" style:parent-style-name="Normal" style:family="paragraph">
      <style:text-properties fo:font-size="14pt" style:font-size-asian="14pt" style:font-size-complex="14pt"/>
    </style:style>
    <style:style style:name="P172" style:parent-style-name="Normal" style:family="paragraph">
      <style:text-properties fo:font-size="14pt" style:font-size-asian="14pt" style:font-size-complex="14pt"/>
    </style:style>
    <style:style style:name="P173" style:parent-style-name="Normal" style:family="paragraph">
      <style:text-properties fo:font-size="14pt" style:font-size-asian="14pt" style:font-size-complex="14pt"/>
    </style:style>
    <style:style style:name="P174" style:parent-style-name="Normal" style:family="paragraph">
      <style:text-properties fo:font-size="14pt" style:font-size-asian="14pt" style:font-size-complex="14pt"/>
    </style:style>
    <style:style style:name="P175" style:parent-style-name="Normal" style:family="paragraph">
      <style:text-properties fo:font-size="14pt" style:font-size-asian="14pt" style:font-size-complex="14pt"/>
    </style:style>
    <style:style style:name="P176" style:parent-style-name="Normal" style:family="paragraph">
      <style:text-properties fo:font-size="14pt" style:font-size-asian="14pt" style:font-size-complex="14pt"/>
    </style:style>
    <style:style style:name="P177" style:parent-style-name="Normal" style:family="paragraph">
      <style:text-properties fo:font-size="14pt" style:font-size-asian="14pt" style:font-size-complex="14pt"/>
    </style:style>
    <style:style style:name="P178" style:parent-style-name="Normal" style:family="paragraph">
      <style:text-properties fo:font-size="14pt" style:font-size-asian="14pt" style:font-size-complex="14pt"/>
    </style:style>
    <style:style style:name="P179" style:parent-style-name="Normal" style:family="paragraph">
      <style:text-properties fo:font-size="14pt" style:font-size-asian="14pt" style:font-size-complex="14pt"/>
    </style:style>
    <style:style style:name="P180" style:parent-style-name="Normal" style:family="paragraph">
      <style:text-properties fo:font-size="14pt" style:font-size-asian="14pt" style:font-size-complex="14pt"/>
    </style:style>
    <style:style style:name="P181" style:parent-style-name="Normal" style:family="paragraph">
      <style:text-properties fo:font-size="14pt" style:font-size-asian="14pt" style:font-size-complex="14pt"/>
    </style:style>
    <style:style style:name="P182" style:parent-style-name="Normal" style:family="paragraph">
      <style:text-properties fo:font-size="14pt" style:font-size-asian="14pt" style:font-size-complex="14pt"/>
    </style:style>
    <style:style style:name="P183" style:parent-style-name="Normal" style:family="paragraph">
      <style:text-properties fo:font-size="14pt" style:font-size-asian="14pt" style:font-size-complex="14pt"/>
    </style:style>
    <style:style style:name="P184" style:parent-style-name="Normal" style:family="paragraph">
      <style:text-properties fo:font-size="14pt" style:font-size-asian="14pt" style:font-size-complex="14pt"/>
    </style:style>
    <style:style style:name="P185" style:parent-style-name="Normal" style:family="paragraph">
      <style:text-properties fo:font-size="14pt" style:font-size-asian="14pt" style:font-size-complex="14pt"/>
    </style:style>
    <style:style style:name="P186" style:parent-style-name="Normal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187" style:parent-style-name="Normal" style:family="paragraph">
      <style:text-properties fo:font-size="14pt" style:font-size-asian="14pt" style:font-size-complex="14pt"/>
    </style:style>
    <style:style style:name="P188" style:parent-style-name="Normal" style:family="paragraph">
      <style:text-properties fo:font-size="14pt" style:font-size-asian="14pt" style:font-size-complex="14pt"/>
    </style:style>
    <style:style style:name="P189" style:parent-style-name="Normal" style:family="paragraph">
      <style:text-properties fo:font-size="14pt" style:font-size-asian="14pt" style:font-size-complex="14pt"/>
    </style:style>
    <style:style style:name="P190" style:parent-style-name="Normal" style:family="paragraph">
      <style:text-properties fo:font-size="14pt" style:font-size-asian="14pt" style:font-size-complex="14pt"/>
    </style:style>
    <style:style style:name="P191" style:parent-style-name="Normal" style:family="paragraph">
      <style:text-properties fo:font-size="14pt" style:font-size-asian="14pt" style:font-size-complex="14pt"/>
    </style:style>
    <style:style style:name="P192" style:parent-style-name="Normal" style:family="paragraph">
      <style:text-properties fo:font-size="14pt" style:font-size-asian="14pt" style:font-size-complex="14pt"/>
    </style:style>
    <style:style style:name="P193" style:parent-style-name="Normal" style:family="paragraph">
      <style:text-properties fo:font-size="14pt" style:font-size-asian="14pt" style:font-size-complex="14pt"/>
    </style:style>
    <style:style style:name="P194" style:parent-style-name="Normal" style:family="paragraph">
      <style:text-properties fo:font-size="14pt" style:font-size-asian="14pt" style:font-size-complex="14pt"/>
    </style:style>
    <style:style style:name="P195" style:parent-style-name="Normal" style:family="paragraph">
      <style:text-properties fo:font-size="14pt" style:font-size-asian="14pt" style:font-size-complex="14pt"/>
    </style:style>
    <style:style style:name="P196" style:parent-style-name="Normal" style:family="paragraph">
      <style:text-properties fo:font-size="14pt" style:font-size-asian="14pt" style:font-size-complex="14pt"/>
    </style:style>
    <style:style style:name="P197" style:parent-style-name="Normal" style:family="paragraph">
      <style:text-properties fo:font-size="14pt" style:font-size-asian="14pt" style:font-size-complex="14pt"/>
    </style:style>
    <style:style style:name="P198" style:parent-style-name="Normal" style:family="paragraph">
      <style:text-properties fo:font-size="14pt" style:font-size-asian="14pt" style:font-size-complex="14pt"/>
    </style:style>
    <style:style style:name="P199" style:parent-style-name="Normal" style:family="paragraph">
      <style:text-properties fo:font-size="14pt" style:font-size-asian="14pt" style:font-size-complex="14pt"/>
    </style:style>
    <style:style style:name="P200" style:parent-style-name="Normal" style:family="paragraph">
      <style:text-properties fo:font-size="14pt" style:font-size-asian="14pt" style:font-size-complex="14pt"/>
    </style:style>
    <style:style style:name="P201" style:parent-style-name="Normal" style:family="paragraph">
      <style:text-properties fo:font-size="14pt" style:font-size-asian="14pt" style:font-size-complex="14pt"/>
    </style:style>
    <style:style style:name="P202" style:parent-style-name="Normal" style:family="paragraph">
      <style:text-properties fo:font-size="14pt" style:font-size-asian="14pt" style:font-size-complex="14pt"/>
    </style:style>
    <style:style style:name="P203" style:parent-style-name="Normal" style:family="paragraph">
      <style:text-properties fo:font-size="14pt" style:font-size-asian="14pt" style:font-size-complex="14pt"/>
    </style:style>
    <style:style style:name="P204" style:parent-style-name="Normal" style:family="paragraph">
      <style:text-properties fo:font-size="14pt" style:font-size-asian="14pt" style:font-size-complex="14pt"/>
    </style:style>
    <style:style style:name="P205" style:parent-style-name="Normal" style:family="paragraph">
      <style:text-properties fo:font-size="14pt" style:font-size-asian="14pt" style:font-size-complex="14pt"/>
    </style:style>
    <style:style style:name="P206" style:parent-style-name="Normal" style:family="paragraph">
      <style:text-properties fo:font-size="14pt" style:font-size-asian="14pt" style:font-size-complex="14pt"/>
    </style:style>
    <style:style style:name="P207" style:parent-style-name="Normal" style:family="paragraph">
      <style:text-properties fo:font-size="14pt" style:font-size-asian="14pt" style:font-size-complex="14pt"/>
    </style:style>
    <style:style style:name="P208" style:parent-style-name="Normal" style:family="paragraph">
      <style:text-properties fo:font-size="14pt" style:font-size-asian="14pt" style:font-size-complex="14pt"/>
    </style:style>
    <style:style style:name="P209" style:parent-style-name="Normal" style:family="paragraph">
      <style:text-properties fo:font-size="14pt" style:font-size-asian="14pt" style:font-size-complex="14pt"/>
    </style:style>
    <style:style style:name="P210" style:parent-style-name="Normal" style:family="paragraph">
      <style:text-properties fo:font-size="14pt" style:font-size-asian="14pt" style:font-size-complex="14pt"/>
    </style:style>
    <style:style style:name="P211" style:parent-style-name="Normal" style:family="paragraph">
      <style:text-properties fo:font-size="14pt" style:font-size-asian="14pt" style:font-size-complex="14pt"/>
    </style:style>
    <style:style style:name="P212" style:parent-style-name="Normal" style:family="paragraph">
      <style:text-properties fo:font-size="14pt" style:font-size-asian="14pt" style:font-size-complex="14pt"/>
    </style:style>
    <style:style style:name="P213" style:parent-style-name="Normal" style:family="paragraph">
      <style:text-properties fo:font-size="14pt" style:font-size-asian="14pt" style:font-size-complex="14pt"/>
    </style:style>
    <style:style style:name="P214" style:parent-style-name="Normal" style:family="paragraph">
      <style:text-properties fo:font-size="14pt" style:font-size-asian="14pt" style:font-size-complex="14pt"/>
    </style:style>
    <style:style style:name="P215" style:parent-style-name="Normal" style:family="paragraph">
      <style:text-properties fo:font-size="14pt" style:font-size-asian="14pt" style:font-size-complex="14pt"/>
    </style:style>
    <style:style style:name="P216" style:parent-style-name="Normal" style:family="paragraph">
      <style:text-properties fo:font-size="14pt" style:font-size-asian="14pt" style:font-size-complex="14pt"/>
    </style:style>
    <style:style style:name="P217" style:parent-style-name="Normal" style:family="paragraph">
      <style:text-properties fo:font-size="14pt" style:font-size-asian="14pt" style:font-size-complex="14pt"/>
    </style:style>
    <style:style style:name="P218" style:parent-style-name="Normal" style:family="paragraph">
      <style:text-properties fo:font-size="14pt" style:font-size-asian="14pt" style:font-size-complex="14pt"/>
    </style:style>
    <style:style style:name="P219" style:parent-style-name="Normal" style:family="paragraph">
      <style:text-properties fo:font-size="14pt" style:font-size-asian="14pt" style:font-size-complex="14pt"/>
    </style:style>
    <style:style style:name="P220" style:parent-style-name="Normal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221" style:parent-style-name="Normal" style:family="paragraph">
      <style:text-properties fo:font-size="14pt" style:font-size-asian="14pt" style:font-size-complex="14pt"/>
    </style:style>
    <style:style style:name="P222" style:parent-style-name="Normal" style:family="paragraph">
      <style:text-properties fo:font-size="14pt" style:font-size-asian="14pt" style:font-size-complex="14pt"/>
    </style:style>
    <style:style style:name="P223" style:parent-style-name="Normal" style:family="paragraph">
      <style:text-properties fo:font-size="14pt" style:font-size-asian="14pt" style:font-size-complex="14pt"/>
    </style:style>
    <style:style style:name="P224" style:parent-style-name="Normal" style:family="paragraph">
      <style:text-properties fo:font-size="14pt" style:font-size-asian="14pt" style:font-size-complex="14pt"/>
    </style:style>
    <style:style style:name="P225" style:parent-style-name="Normal" style:family="paragraph">
      <style:text-properties fo:font-size="14pt" style:font-size-asian="14pt" style:font-size-complex="14pt"/>
    </style:style>
    <style:style style:name="P226" style:parent-style-name="Normal" style:family="paragraph">
      <style:text-properties fo:font-size="14pt" style:font-size-asian="14pt" style:font-size-complex="14pt"/>
    </style:style>
    <style:style style:name="P227" style:parent-style-name="Normal" style:family="paragraph">
      <style:text-properties fo:font-size="14pt" style:font-size-asian="14pt" style:font-size-complex="14pt"/>
    </style:style>
    <style:style style:name="P228" style:parent-style-name="Normal" style:family="paragraph">
      <style:text-properties fo:font-size="14pt" style:font-size-asian="14pt" style:font-size-complex="14pt"/>
    </style:style>
    <style:style style:name="P229" style:parent-style-name="Normal" style:family="paragraph">
      <style:text-properties fo:font-size="14pt" style:font-size-asian="14pt" style:font-size-complex="14pt"/>
    </style:style>
    <style:style style:name="P230" style:parent-style-name="Normal" style:family="paragraph">
      <style:text-properties fo:font-size="14pt" style:font-size-asian="14pt" style:font-size-complex="14pt"/>
    </style:style>
    <style:style style:name="P231" style:parent-style-name="Normal" style:family="paragraph">
      <style:text-properties fo:font-size="14pt" style:font-size-asian="14pt" style:font-size-complex="14pt"/>
    </style:style>
    <style:style style:name="P232" style:parent-style-name="Normal" style:family="paragraph">
      <style:text-properties fo:font-size="14pt" style:font-size-asian="14pt" style:font-size-complex="14pt"/>
    </style:style>
    <style:style style:name="P233" style:parent-style-name="Normal" style:family="paragraph">
      <style:text-properties fo:font-size="14pt" style:font-size-asian="14pt" style:font-size-complex="14pt"/>
    </style:style>
    <style:style style:name="P234" style:parent-style-name="Normal" style:family="paragraph">
      <style:text-properties fo:font-size="14pt" style:font-size-asian="14pt" style:font-size-complex="14pt"/>
    </style:style>
    <style:style style:name="P235" style:parent-style-name="Normal" style:family="paragraph">
      <style:text-properties fo:font-size="14pt" style:font-size-asian="14pt" style:font-size-complex="14pt"/>
    </style:style>
    <style:style style:name="P236" style:parent-style-name="Normal" style:family="paragraph">
      <style:text-properties fo:font-size="14pt" style:font-size-asian="14pt" style:font-size-complex="14pt"/>
    </style:style>
    <style:style style:name="P237" style:parent-style-name="Normal" style:family="paragraph">
      <style:text-properties fo:font-size="14pt" style:font-size-asian="14pt" style:font-size-complex="14pt"/>
    </style:style>
    <style:style style:name="P238" style:parent-style-name="Normal" style:family="paragraph">
      <style:text-properties fo:font-size="14pt" style:font-size-asian="14pt" style:font-size-complex="14pt"/>
    </style:style>
    <style:style style:name="P239" style:parent-style-name="Normal" style:family="paragraph">
      <style:text-properties fo:font-size="14pt" style:font-size-asian="14pt" style:font-size-complex="14pt"/>
    </style:style>
    <style:style style:name="P240" style:parent-style-name="Normal" style:family="paragraph">
      <style:text-properties fo:font-size="14pt" style:font-size-asian="14pt" style:font-size-complex="14pt"/>
    </style:style>
    <style:style style:name="P241" style:parent-style-name="Normal" style:family="paragraph">
      <style:text-properties fo:font-size="14pt" style:font-size-asian="14pt" style:font-size-complex="14pt"/>
    </style:style>
    <style:style style:name="P242" style:parent-style-name="Normal" style:family="paragraph">
      <style:text-properties fo:font-size="14pt" style:font-size-asian="14pt" style:font-size-complex="14pt"/>
    </style:style>
    <style:style style:name="P243" style:parent-style-name="Normal" style:family="paragraph">
      <style:text-properties fo:font-size="14pt" style:font-size-asian="14pt" style:font-size-complex="14pt"/>
    </style:style>
    <style:style style:name="P244" style:parent-style-name="Normal" style:family="paragraph">
      <style:text-properties fo:font-size="14pt" style:font-size-asian="14pt" style:font-size-complex="14pt"/>
    </style:style>
    <style:style style:name="P245" style:parent-style-name="Normal" style:family="paragraph">
      <style:text-properties fo:font-size="14pt" style:font-size-asian="14pt" style:font-size-complex="14pt"/>
    </style:style>
    <style:style style:name="P246" style:parent-style-name="Normal" style:family="paragraph">
      <style:text-properties fo:font-size="14pt" style:font-size-asian="14pt" style:font-size-complex="14pt"/>
    </style:style>
    <style:style style:name="P247" style:parent-style-name="Normal" style:family="paragraph">
      <style:text-properties fo:font-size="14pt" style:font-size-asian="14pt" style:font-size-complex="14pt"/>
    </style:style>
    <style:style style:name="P248" style:parent-style-name="Normal" style:family="paragraph">
      <style:text-properties fo:font-size="14pt" style:font-size-asian="14pt" style:font-size-complex="14pt"/>
    </style:style>
    <style:style style:name="P249" style:parent-style-name="Normal" style:family="paragraph">
      <style:text-properties fo:font-size="14pt" style:font-size-asian="14pt" style:font-size-complex="14pt"/>
    </style:style>
    <style:style style:name="P250" style:parent-style-name="Normal" style:family="paragraph">
      <style:text-properties fo:font-size="14pt" style:font-size-asian="14pt" style:font-size-complex="14pt"/>
    </style:style>
    <style:style style:name="P251" style:parent-style-name="Normal" style:family="paragraph">
      <style:text-properties fo:font-size="14pt" style:font-size-asian="14pt" style:font-size-complex="14pt"/>
    </style:style>
    <style:style style:name="P252" style:parent-style-name="Normal" style:family="paragraph">
      <style:text-properties fo:font-size="14pt" style:font-size-asian="14pt" style:font-size-complex="14pt"/>
    </style:style>
    <style:style style:name="P253" style:parent-style-name="Normal" style:family="paragraph">
      <style:text-properties fo:font-size="14pt" style:font-size-asian="14pt" style:font-size-complex="14pt"/>
    </style:style>
    <style:style style:name="P254" style:parent-style-name="Normal" style:family="paragraph">
      <style:text-properties fo:font-size="14pt" style:font-size-asian="14pt" style:font-size-complex="14pt"/>
    </style:style>
    <style:style style:name="P25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6" style:parent-style-name="Normal" style:family="paragraph">
      <style:text-properties fo:font-size="14pt" style:font-size-asian="14pt" style:font-size-complex="14pt"/>
    </style:style>
    <style:style style:name="P257" style:parent-style-name="Normal" style:family="paragraph">
      <style:text-properties fo:font-size="14pt" style:font-size-asian="14pt" style:font-size-complex="14pt"/>
    </style:style>
    <style:style style:name="P258" style:parent-style-name="Normal" style:family="paragraph">
      <style:text-properties fo:font-size="14pt" style:font-size-asian="14pt" style:font-size-complex="14pt"/>
    </style:style>
    <style:style style:name="P259" style:parent-style-name="Normal" style:family="paragraph">
      <style:text-properties fo:font-size="14pt" style:font-size-asian="14pt" style:font-size-complex="14pt"/>
    </style:style>
    <style:style style:name="P260" style:parent-style-name="Normal" style:family="paragraph">
      <style:text-properties fo:font-size="14pt" style:font-size-asian="14pt" style:font-size-complex="14pt"/>
    </style:style>
    <style:style style:name="P261" style:parent-style-name="Normal" style:family="paragraph">
      <style:text-properties fo:font-size="14pt" style:font-size-asian="14pt" style:font-size-complex="14pt"/>
    </style:style>
    <style:style style:name="P262" style:parent-style-name="Normal" style:family="paragraph">
      <style:text-properties fo:font-size="14pt" style:font-size-asian="14pt" style:font-size-complex="14pt"/>
    </style:style>
    <style:style style:name="P263" style:parent-style-name="Normal" style:family="paragraph">
      <style:text-properties fo:font-size="14pt" style:font-size-asian="14pt" style:font-size-complex="14pt"/>
    </style:style>
    <style:style style:name="P264" style:parent-style-name="Normal" style:family="paragraph">
      <style:text-properties fo:font-size="14pt" style:font-size-asian="14pt" style:font-size-complex="14pt"/>
    </style:style>
    <style:style style:name="P265" style:parent-style-name="Normal" style:family="paragraph">
      <style:text-properties fo:font-size="14pt" style:font-size-asian="14pt" style:font-size-complex="14pt"/>
    </style:style>
    <style:style style:name="P266" style:parent-style-name="Normal" style:family="paragraph">
      <style:text-properties fo:font-size="14pt" style:font-size-asian="14pt" style:font-size-complex="14pt"/>
    </style:style>
    <style:style style:name="P267" style:parent-style-name="Normal" style:family="paragraph">
      <style:text-properties fo:font-size="14pt" style:font-size-asian="14pt" style:font-size-complex="14pt"/>
    </style:style>
    <style:style style:name="P268" style:parent-style-name="Normal" style:family="paragraph">
      <style:text-properties fo:font-size="14pt" style:font-size-asian="14pt" style:font-size-complex="14pt"/>
    </style:style>
    <style:style style:name="P269" style:parent-style-name="Normal" style:family="paragraph">
      <style:text-properties fo:font-size="14pt" style:font-size-asian="14pt" style:font-size-complex="14pt"/>
    </style:style>
    <style:style style:name="P270" style:parent-style-name="Normal" style:family="paragraph">
      <style:text-properties fo:font-size="14pt" style:font-size-asian="14pt" style:font-size-complex="14pt"/>
    </style:style>
    <style:style style:name="P271" style:parent-style-name="Normal" style:family="paragraph">
      <style:text-properties fo:font-size="14pt" style:font-size-asian="14pt" style:font-size-complex="14pt"/>
    </style:style>
    <style:style style:name="P272" style:parent-style-name="Normal" style:family="paragraph">
      <style:text-properties fo:font-size="14pt" style:font-size-asian="14pt" style:font-size-complex="14pt"/>
    </style:style>
    <style:style style:name="P273" style:parent-style-name="Normal" style:family="paragraph">
      <style:text-properties fo:font-size="14pt" style:font-size-asian="14pt" style:font-size-complex="14pt"/>
    </style:style>
    <style:style style:name="P274" style:parent-style-name="Normal" style:family="paragraph">
      <style:text-properties fo:font-size="14pt" style:font-size-asian="14pt" style:font-size-complex="14pt"/>
    </style:style>
    <style:style style:name="P275" style:parent-style-name="Normal" style:family="paragraph">
      <style:text-properties fo:font-size="14pt" style:font-size-asian="14pt" style:font-size-complex="14pt"/>
    </style:style>
    <style:style style:name="P276" style:parent-style-name="Normal" style:family="paragraph">
      <style:text-properties fo:font-size="14pt" style:font-size-asian="14pt" style:font-size-complex="14pt"/>
    </style:style>
    <style:style style:name="P277" style:parent-style-name="Normal" style:family="paragraph">
      <style:text-properties fo:font-size="14pt" style:font-size-asian="14pt" style:font-size-complex="14pt"/>
    </style:style>
    <style:style style:name="P278" style:parent-style-name="Normal" style:family="paragraph">
      <style:text-properties fo:font-size="14pt" style:font-size-asian="14pt" style:font-size-complex="14pt"/>
    </style:style>
    <style:style style:name="P279" style:parent-style-name="Normal" style:family="paragraph">
      <style:text-properties fo:font-size="14pt" style:font-size-asian="14pt" style:font-size-complex="14pt"/>
    </style:style>
    <style:style style:name="P280" style:parent-style-name="Normal" style:family="paragraph">
      <style:text-properties fo:font-size="14pt" style:font-size-asian="14pt" style:font-size-complex="14pt"/>
    </style:style>
    <style:style style:name="P281" style:parent-style-name="Normal" style:family="paragraph">
      <style:text-properties fo:font-size="14pt" style:font-size-asian="14pt" style:font-size-complex="14pt"/>
    </style:style>
    <style:style style:name="P282" style:parent-style-name="Normal" style:family="paragraph">
      <style:text-properties fo:font-size="14pt" style:font-size-asian="14pt" style:font-size-complex="14pt"/>
    </style:style>
    <style:style style:name="P283" style:parent-style-name="Normal" style:family="paragraph">
      <style:text-properties fo:font-size="14pt" style:font-size-asian="14pt" style:font-size-complex="14pt"/>
    </style:style>
    <style:style style:name="P284" style:parent-style-name="Normal" style:family="paragraph">
      <style:text-properties fo:font-size="14pt" style:font-size-asian="14pt" style:font-size-complex="14pt"/>
    </style:style>
    <style:style style:name="P285" style:parent-style-name="Normal" style:family="paragraph">
      <style:text-properties fo:font-size="14pt" style:font-size-asian="14pt" style:font-size-complex="14pt"/>
    </style:style>
    <style:style style:name="P28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7" style:parent-style-name="Normal" style:family="paragraph">
      <style:text-properties fo:font-size="14pt" style:font-size-asian="14pt" style:font-size-complex="14pt"/>
    </style:style>
    <style:style style:name="P288" style:parent-style-name="Normal" style:family="paragraph">
      <style:text-properties fo:font-size="14pt" style:font-size-asian="14pt" style:font-size-complex="14pt"/>
    </style:style>
    <style:style style:name="P289" style:parent-style-name="Normal" style:family="paragraph">
      <style:text-properties fo:font-size="14pt" style:font-size-asian="14pt" style:font-size-complex="14pt"/>
    </style:style>
    <style:style style:name="P290" style:parent-style-name="Normal" style:family="paragraph">
      <style:text-properties fo:font-size="14pt" style:font-size-asian="14pt" style:font-size-complex="14pt"/>
    </style:style>
    <style:style style:name="P291" style:parent-style-name="Normal" style:family="paragraph">
      <style:text-properties fo:font-size="14pt" style:font-size-asian="14pt" style:font-size-complex="14pt"/>
    </style:style>
    <style:style style:name="P292" style:parent-style-name="Normal" style:family="paragraph">
      <style:text-properties fo:font-size="14pt" style:font-size-asian="14pt" style:font-size-complex="14pt"/>
    </style:style>
    <style:style style:name="P293" style:parent-style-name="Normal" style:family="paragraph">
      <style:text-properties fo:font-size="14pt" style:font-size-asian="14pt" style:font-size-complex="14pt"/>
    </style:style>
    <style:style style:name="P294" style:parent-style-name="Normal" style:family="paragraph">
      <style:text-properties fo:font-size="14pt" style:font-size-asian="14pt" style:font-size-complex="14pt"/>
    </style:style>
    <style:style style:name="P295" style:parent-style-name="Normal" style:family="paragraph">
      <style:text-properties fo:font-size="14pt" style:font-size-asian="14pt" style:font-size-complex="14pt"/>
    </style:style>
    <style:style style:name="P296" style:parent-style-name="Normal" style:family="paragraph">
      <style:text-properties fo:font-size="14pt" style:font-size-asian="14pt" style:font-size-complex="14pt"/>
    </style:style>
    <style:style style:name="P297" style:parent-style-name="Normal" style:family="paragraph">
      <style:text-properties fo:font-size="14pt" style:font-size-asian="14pt" style:font-size-complex="14pt"/>
    </style:style>
    <style:style style:name="P298" style:parent-style-name="Normal" style:family="paragraph">
      <style:text-properties fo:font-size="14pt" style:font-size-asian="14pt" style:font-size-complex="14pt"/>
    </style:style>
    <style:style style:name="P299" style:parent-style-name="Normal" style:family="paragraph">
      <style:text-properties fo:font-size="14pt" style:font-size-asian="14pt" style:font-size-complex="14pt"/>
    </style:style>
    <style:style style:name="P300" style:parent-style-name="Normal" style:family="paragraph">
      <style:text-properties fo:font-size="14pt" style:font-size-asian="14pt" style:font-size-complex="14pt"/>
    </style:style>
    <style:style style:name="P301" style:parent-style-name="Normal" style:family="paragraph">
      <style:text-properties fo:font-size="14pt" style:font-size-asian="14pt" style:font-size-complex="14pt"/>
    </style:style>
    <style:style style:name="P302" style:parent-style-name="Normal" style:family="paragraph">
      <style:text-properties fo:font-size="14pt" style:font-size-asian="14pt" style:font-size-complex="14pt"/>
    </style:style>
    <style:style style:name="P303" style:parent-style-name="Normal" style:family="paragraph">
      <style:text-properties fo:font-size="14pt" style:font-size-asian="14pt" style:font-size-complex="14pt"/>
    </style:style>
    <style:style style:name="P304" style:parent-style-name="Normal" style:family="paragraph">
      <style:text-properties fo:font-size="14pt" style:font-size-asian="14pt" style:font-size-complex="14pt"/>
    </style:style>
    <style:style style:name="P305" style:parent-style-name="Normal" style:family="paragraph">
      <style:text-properties fo:font-size="14pt" style:font-size-asian="14pt" style:font-size-complex="14pt"/>
    </style:style>
    <style:style style:name="P306" style:parent-style-name="Normal" style:family="paragraph">
      <style:text-properties fo:font-size="14pt" style:font-size-asian="14pt" style:font-size-complex="14pt"/>
    </style:style>
    <style:style style:name="P307" style:parent-style-name="Normal" style:family="paragraph">
      <style:text-properties fo:font-size="14pt" style:font-size-asian="14pt" style:font-size-complex="14pt"/>
    </style:style>
    <style:style style:name="P308" style:parent-style-name="Normal" style:family="paragraph">
      <style:text-properties fo:font-size="14pt" style:font-size-asian="14pt" style:font-size-complex="14pt"/>
    </style:style>
    <style:style style:name="P309" style:parent-style-name="Normal" style:family="paragraph">
      <style:text-properties fo:font-size="14pt" style:font-size-asian="14pt" style:font-size-complex="14pt"/>
    </style:style>
    <style:style style:name="P310" style:parent-style-name="Normal" style:family="paragraph">
      <style:text-properties fo:font-size="14pt" style:font-size-asian="14pt" style:font-size-complex="14pt"/>
    </style:style>
    <style:style style:name="P311" style:parent-style-name="Normal" style:family="paragraph">
      <style:text-properties fo:font-size="14pt" style:font-size-asian="14pt" style:font-size-complex="14pt"/>
    </style:style>
    <style:style style:name="P312" style:parent-style-name="Normal" style:family="paragraph">
      <style:text-properties fo:font-size="14pt" style:font-size-asian="14pt" style:font-size-complex="14pt"/>
    </style:style>
    <style:style style:name="P313" style:parent-style-name="Normal" style:family="paragraph">
      <style:text-properties fo:font-size="14pt" style:font-size-asian="14pt" style:font-size-complex="14pt"/>
    </style:style>
    <style:style style:name="P314" style:parent-style-name="Normal" style:family="paragraph">
      <style:text-properties fo:font-size="14pt" style:font-size-asian="14pt" style:font-size-complex="14pt"/>
    </style:style>
    <style:style style:name="P3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6" style:parent-style-name="Normal" style:family="paragraph">
      <style:text-properties fo:font-size="14pt" style:font-size-asian="14pt" style:font-size-complex="14pt"/>
    </style:style>
    <style:style style:name="P317" style:parent-style-name="Normal" style:family="paragraph">
      <style:text-properties fo:font-size="14pt" style:font-size-asian="14pt" style:font-size-complex="14pt"/>
    </style:style>
    <style:style style:name="P318" style:parent-style-name="Normal" style:family="paragraph">
      <style:text-properties fo:font-size="14pt" style:font-size-asian="14pt" style:font-size-complex="14pt"/>
    </style:style>
    <style:style style:name="P319" style:parent-style-name="Normal" style:family="paragraph">
      <style:text-properties fo:font-size="14pt" style:font-size-asian="14pt" style:font-size-complex="14pt"/>
    </style:style>
    <style:style style:name="P320" style:parent-style-name="Normal" style:family="paragraph">
      <style:text-properties fo:font-size="14pt" style:font-size-asian="14pt" style:font-size-complex="14pt"/>
    </style:style>
    <style:style style:name="P321" style:parent-style-name="Normal" style:family="paragraph">
      <style:text-properties fo:font-size="14pt" style:font-size-asian="14pt" style:font-size-complex="14pt"/>
    </style:style>
    <style:style style:name="P322" style:parent-style-name="Normal" style:family="paragraph">
      <style:text-properties fo:font-size="14pt" style:font-size-asian="14pt" style:font-size-complex="14pt"/>
    </style:style>
    <style:style style:name="P323" style:parent-style-name="Normal" style:family="paragraph">
      <style:text-properties fo:font-size="14pt" style:font-size-asian="14pt" style:font-size-complex="14pt"/>
    </style:style>
    <style:style style:name="P324" style:parent-style-name="Normal" style:family="paragraph">
      <style:text-properties fo:font-size="14pt" style:font-size-asian="14pt" style:font-size-complex="14pt"/>
    </style:style>
    <style:style style:name="P325" style:parent-style-name="Normal" style:family="paragraph">
      <style:text-properties fo:font-size="14pt" style:font-size-asian="14pt" style:font-size-complex="14pt"/>
    </style:style>
    <style:style style:name="P326" style:parent-style-name="Normal" style:family="paragraph">
      <style:text-properties fo:font-size="14pt" style:font-size-asian="14pt" style:font-size-complex="14pt"/>
    </style:style>
    <style:style style:name="P327" style:parent-style-name="Normal" style:family="paragraph">
      <style:text-properties fo:font-size="14pt" style:font-size-asian="14pt" style:font-size-complex="14pt"/>
    </style:style>
    <style:style style:name="P328" style:parent-style-name="Normal" style:family="paragraph">
      <style:text-properties fo:font-size="14pt" style:font-size-asian="14pt" style:font-size-complex="14pt"/>
    </style:style>
    <style:style style:name="P329" style:parent-style-name="Normal" style:family="paragraph">
      <style:text-properties fo:font-size="14pt" style:font-size-asian="14pt" style:font-size-complex="14pt"/>
    </style:style>
    <style:style style:name="P330" style:parent-style-name="Normal" style:family="paragraph">
      <style:text-properties fo:font-size="14pt" style:font-size-asian="14pt" style:font-size-complex="14pt"/>
    </style:style>
    <style:style style:name="P331" style:parent-style-name="Normal" style:family="paragraph">
      <style:text-properties fo:font-size="14pt" style:font-size-asian="14pt" style:font-size-complex="14pt"/>
    </style:style>
    <style:style style:name="P332" style:parent-style-name="Normal" style:family="paragraph">
      <style:text-properties fo:font-size="14pt" style:font-size-asian="14pt" style:font-size-complex="14pt"/>
    </style:style>
    <style:style style:name="P333" style:parent-style-name="Normal" style:family="paragraph">
      <style:text-properties fo:font-size="14pt" style:font-size-asian="14pt" style:font-size-complex="14pt"/>
    </style:style>
    <style:style style:name="P334" style:parent-style-name="Normal" style:family="paragraph">
      <style:text-properties fo:font-size="14pt" style:font-size-asian="14pt" style:font-size-complex="14pt"/>
    </style:style>
    <style:style style:name="P335" style:parent-style-name="Normal" style:family="paragraph">
      <style:text-properties fo:font-size="14pt" style:font-size-asian="14pt" style:font-size-complex="14pt"/>
    </style:style>
    <style:style style:name="P336" style:parent-style-name="Normal" style:family="paragraph">
      <style:text-properties fo:font-size="14pt" style:font-size-asian="14pt" style:font-size-complex="14pt"/>
    </style:style>
    <style:style style:name="P337" style:parent-style-name="Normal" style:family="paragraph">
      <style:text-properties fo:font-size="14pt" style:font-size-asian="14pt" style:font-size-complex="14pt"/>
    </style:style>
    <style:style style:name="P338" style:parent-style-name="Normal" style:family="paragraph">
      <style:text-properties fo:font-size="14pt" style:font-size-asian="14pt" style:font-size-complex="14pt"/>
    </style:style>
    <style:style style:name="P339" style:parent-style-name="Normal" style:family="paragraph">
      <style:text-properties fo:font-size="14pt" style:font-size-asian="14pt" style:font-size-complex="14pt"/>
    </style:style>
    <style:style style:name="P340" style:parent-style-name="Normal" style:family="paragraph">
      <style:text-properties fo:font-size="14pt" style:font-size-asian="14pt" style:font-size-complex="14pt"/>
    </style:style>
    <style:style style:name="P341" style:parent-style-name="Normal" style:family="paragraph">
      <style:text-properties fo:font-size="14pt" style:font-size-asian="14pt" style:font-size-complex="14pt"/>
    </style:style>
    <style:style style:name="P342" style:parent-style-name="Normal" style:family="paragraph">
      <style:text-properties fo:font-size="14pt" style:font-size-asian="14pt" style:font-size-complex="14pt"/>
    </style:style>
    <style:style style:name="P343" style:parent-style-name="Normal" style:family="paragraph">
      <style:text-properties fo:font-size="14pt" style:font-size-asian="14pt" style:font-size-complex="14pt"/>
    </style:style>
    <style:style style:name="P344" style:parent-style-name="Normal" style:family="paragraph">
      <style:text-properties fo:font-size="14pt" style:font-size-asian="14pt" style:font-size-complex="14pt"/>
    </style:style>
    <style:style style:name="P34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7" style:parent-style-name="Normal" style:family="paragraph">
      <style:text-properties fo:font-size="14pt" style:font-size-asian="14pt" style:font-size-complex="14pt"/>
    </style:style>
    <style:style style:name="P348" style:parent-style-name="Normal" style:family="paragraph">
      <style:text-properties fo:font-size="14pt" style:font-size-asian="14pt" style:font-size-complex="14pt"/>
    </style:style>
    <style:style style:name="P349" style:parent-style-name="Normal" style:family="paragraph">
      <style:text-properties fo:font-size="14pt" style:font-size-asian="14pt" style:font-size-complex="14pt"/>
    </style:style>
    <style:style style:name="P350" style:parent-style-name="Normal" style:family="paragraph">
      <style:text-properties fo:font-size="14pt" style:font-size-asian="14pt" style:font-size-complex="14pt"/>
    </style:style>
    <style:style style:name="P351" style:parent-style-name="Normal" style:family="paragraph">
      <style:text-properties fo:font-size="14pt" style:font-size-asian="14pt" style:font-size-complex="14pt"/>
    </style:style>
    <style:style style:name="P352" style:parent-style-name="Normal" style:family="paragraph">
      <style:text-properties fo:font-size="14pt" style:font-size-asian="14pt" style:font-size-complex="14pt"/>
    </style:style>
    <style:style style:name="P353" style:parent-style-name="Normal" style:family="paragraph">
      <style:text-properties fo:font-size="14pt" style:font-size-asian="14pt" style:font-size-complex="14pt"/>
    </style:style>
    <style:style style:name="P354" style:parent-style-name="Normal" style:family="paragraph">
      <style:text-properties fo:font-size="14pt" style:font-size-asian="14pt" style:font-size-complex="14pt"/>
    </style:style>
    <style:style style:name="P355" style:parent-style-name="Normal" style:family="paragraph">
      <style:text-properties fo:font-size="14pt" style:font-size-asian="14pt" style:font-size-complex="14pt"/>
    </style:style>
    <style:style style:name="P356" style:parent-style-name="Normal" style:family="paragraph">
      <style:text-properties fo:font-size="14pt" style:font-size-asian="14pt" style:font-size-complex="14pt"/>
    </style:style>
    <style:style style:name="P357" style:parent-style-name="Normal" style:family="paragraph">
      <style:text-properties fo:font-size="14pt" style:font-size-asian="14pt" style:font-size-complex="14pt"/>
    </style:style>
    <style:style style:name="P358" style:parent-style-name="Normal" style:family="paragraph">
      <style:text-properties fo:font-size="14pt" style:font-size-asian="14pt" style:font-size-complex="14pt"/>
    </style:style>
    <style:style style:name="P359" style:parent-style-name="Normal" style:family="paragraph">
      <style:text-properties fo:font-size="14pt" style:font-size-asian="14pt" style:font-size-complex="14pt"/>
    </style:style>
    <style:style style:name="P360" style:parent-style-name="Normal" style:family="paragraph">
      <style:text-properties fo:font-size="14pt" style:font-size-asian="14pt" style:font-size-complex="14pt"/>
    </style:style>
    <style:style style:name="P361" style:parent-style-name="Normal" style:family="paragraph">
      <style:text-properties fo:font-size="14pt" style:font-size-asian="14pt" style:font-size-complex="14pt"/>
    </style:style>
    <style:style style:name="P362" style:parent-style-name="Normal" style:family="paragraph">
      <style:text-properties fo:font-size="14pt" style:font-size-asian="14pt" style:font-size-complex="14pt"/>
    </style:style>
    <style:style style:name="P363" style:parent-style-name="Normal" style:family="paragraph">
      <style:text-properties fo:font-size="14pt" style:font-size-asian="14pt" style:font-size-complex="14pt"/>
    </style:style>
    <style:style style:name="P364" style:parent-style-name="Normal" style:family="paragraph">
      <style:text-properties fo:font-size="14pt" style:font-size-asian="14pt" style:font-size-complex="14pt"/>
    </style:style>
    <style:style style:name="P365" style:parent-style-name="Normal" style:family="paragraph">
      <style:text-properties fo:font-size="14pt" style:font-size-asian="14pt" style:font-size-complex="14pt"/>
    </style:style>
    <style:style style:name="P366" style:parent-style-name="Normal" style:family="paragraph">
      <style:text-properties fo:font-size="14pt" style:font-size-asian="14pt" style:font-size-complex="14pt"/>
    </style:style>
    <style:style style:name="P367" style:parent-style-name="Normal" style:family="paragraph">
      <style:text-properties fo:font-size="14pt" style:font-size-asian="14pt" style:font-size-complex="14pt"/>
    </style:style>
    <style:style style:name="P368" style:parent-style-name="Normal" style:family="paragraph">
      <style:text-properties fo:font-size="14pt" style:font-size-asian="14pt" style:font-size-complex="14pt"/>
    </style:style>
    <style:style style:name="P369" style:parent-style-name="Normal" style:family="paragraph">
      <style:text-properties fo:font-size="14pt" style:font-size-asian="14pt" style:font-size-complex="14pt"/>
    </style:style>
    <style:style style:name="P370" style:parent-style-name="Normal" style:family="paragraph">
      <style:text-properties fo:font-size="14pt" style:font-size-asian="14pt" style:font-size-complex="14pt"/>
    </style:style>
    <style:style style:name="P371" style:parent-style-name="Normal" style:family="paragraph">
      <style:text-properties fo:font-size="14pt" style:font-size-asian="14pt" style:font-size-complex="14pt"/>
    </style:style>
    <style:style style:name="P372" style:parent-style-name="Normal" style:family="paragraph">
      <style:text-properties fo:font-size="14pt" style:font-size-asian="14pt" style:font-size-complex="14pt"/>
    </style:style>
    <style:style style:name="P373" style:parent-style-name="Normal" style:family="paragraph">
      <style:text-properties fo:font-size="14pt" style:font-size-asian="14pt" style:font-size-complex="14pt"/>
    </style:style>
    <style:style style:name="P374" style:parent-style-name="Normal" style:family="paragraph">
      <style:text-properties fo:font-size="14pt" style:font-size-asian="14pt" style:font-size-complex="14pt"/>
    </style:style>
    <style:style style:name="P375" style:parent-style-name="Normal" style:family="paragraph">
      <style:text-properties fo:font-size="14pt" style:font-size-asian="14pt" style:font-size-complex="14pt"/>
    </style:style>
    <style:style style:name="P376" style:parent-style-name="Normal" style:family="paragraph">
      <style:text-properties fo:font-size="14pt" style:font-size-asian="14pt" style:font-size-complex="14pt"/>
    </style:style>
    <style:style style:name="P377" style:parent-style-name="Normal" style:family="paragraph">
      <style:text-properties fo:font-size="14pt" style:font-size-asian="14pt" style:font-size-complex="14pt"/>
    </style:style>
    <style:style style:name="P378" style:parent-style-name="Normal" style:family="paragraph">
      <style:text-properties fo:font-size="14pt" style:font-size-asian="14pt" style:font-size-complex="14pt"/>
    </style:style>
    <style:style style:name="P379" style:parent-style-name="Normal" style:family="paragraph">
      <style:text-properties fo:font-size="14pt" style:font-size-asian="14pt" style:font-size-complex="14pt"/>
    </style:style>
    <style:style style:name="P38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81" style:parent-style-name="Normal" style:family="paragraph">
      <style:text-properties fo:font-size="14pt" style:font-size-asian="14pt" style:font-size-complex="14pt"/>
    </style:style>
    <style:style style:name="P382" style:parent-style-name="Normal" style:family="paragraph">
      <style:text-properties fo:font-size="14pt" style:font-size-asian="14pt" style:font-size-complex="14pt"/>
    </style:style>
    <style:style style:name="P383" style:parent-style-name="Normal" style:family="paragraph">
      <style:text-properties fo:font-size="14pt" style:font-size-asian="14pt" style:font-size-complex="14pt"/>
    </style:style>
    <style:style style:name="P384" style:parent-style-name="Normal" style:family="paragraph">
      <style:text-properties fo:font-size="14pt" style:font-size-asian="14pt" style:font-size-complex="14pt"/>
    </style:style>
    <style:style style:name="P385" style:parent-style-name="Normal" style:family="paragraph">
      <style:text-properties fo:font-size="14pt" style:font-size-asian="14pt" style:font-size-complex="14pt"/>
    </style:style>
    <style:style style:name="P386" style:parent-style-name="Normal" style:family="paragraph">
      <style:text-properties fo:font-size="14pt" style:font-size-asian="14pt" style:font-size-complex="14pt"/>
    </style:style>
    <style:style style:name="P387" style:parent-style-name="Normal" style:family="paragraph">
      <style:text-properties fo:font-size="14pt" style:font-size-asian="14pt" style:font-size-complex="14pt"/>
    </style:style>
    <style:style style:name="P388" style:parent-style-name="Normal" style:family="paragraph">
      <style:text-properties fo:font-size="14pt" style:font-size-asian="14pt" style:font-size-complex="14pt"/>
    </style:style>
    <style:style style:name="P389" style:parent-style-name="Normal" style:family="paragraph">
      <style:text-properties fo:font-size="14pt" style:font-size-asian="14pt" style:font-size-complex="14pt"/>
    </style:style>
    <style:style style:name="P390" style:parent-style-name="Normal" style:family="paragraph">
      <style:text-properties fo:font-size="14pt" style:font-size-asian="14pt" style:font-size-complex="14pt"/>
    </style:style>
    <style:style style:name="P391" style:parent-style-name="Normal" style:family="paragraph">
      <style:text-properties fo:font-size="14pt" style:font-size-asian="14pt" style:font-size-complex="14pt"/>
    </style:style>
    <style:style style:name="P392" style:parent-style-name="Normal" style:family="paragraph">
      <style:text-properties fo:font-size="14pt" style:font-size-asian="14pt" style:font-size-complex="14pt"/>
    </style:style>
    <style:style style:name="P393" style:parent-style-name="Normal" style:family="paragraph">
      <style:text-properties fo:font-size="14pt" style:font-size-asian="14pt" style:font-size-complex="14pt"/>
    </style:style>
    <style:style style:name="P394" style:parent-style-name="Normal" style:family="paragraph">
      <style:text-properties fo:font-size="14pt" style:font-size-asian="14pt" style:font-size-complex="14pt"/>
    </style:style>
    <style:style style:name="P395" style:parent-style-name="Normal" style:family="paragraph">
      <style:text-properties fo:font-size="14pt" style:font-size-asian="14pt" style:font-size-complex="14pt"/>
    </style:style>
    <style:style style:name="P396" style:parent-style-name="Normal" style:family="paragraph">
      <style:text-properties fo:font-size="14pt" style:font-size-asian="14pt" style:font-size-complex="14pt"/>
    </style:style>
    <style:style style:name="P397" style:parent-style-name="Normal" style:family="paragraph">
      <style:text-properties fo:font-size="14pt" style:font-size-asian="14pt" style:font-size-complex="14pt"/>
    </style:style>
    <style:style style:name="P398" style:parent-style-name="Normal" style:family="paragraph">
      <style:text-properties fo:font-size="14pt" style:font-size-asian="14pt" style:font-size-complex="14pt"/>
    </style:style>
    <style:style style:name="P399" style:parent-style-name="Normal" style:family="paragraph">
      <style:text-properties fo:font-size="14pt" style:font-size-asian="14pt" style:font-size-complex="14pt"/>
    </style:style>
    <style:style style:name="P400" style:parent-style-name="Normal" style:family="paragraph">
      <style:text-properties fo:font-size="14pt" style:font-size-asian="14pt" style:font-size-complex="14pt"/>
    </style:style>
    <style:style style:name="P401" style:parent-style-name="Normal" style:family="paragraph">
      <style:text-properties fo:font-size="14pt" style:font-size-asian="14pt" style:font-size-complex="14pt"/>
    </style:style>
    <style:style style:name="P402" style:parent-style-name="Normal" style:family="paragraph">
      <style:text-properties fo:font-size="14pt" style:font-size-asian="14pt" style:font-size-complex="14pt"/>
    </style:style>
    <style:style style:name="P403" style:parent-style-name="Normal" style:family="paragraph">
      <style:text-properties fo:font-size="14pt" style:font-size-asian="14pt" style:font-size-complex="14pt"/>
    </style:style>
    <style:style style:name="P404" style:parent-style-name="Normal" style:family="paragraph">
      <style:text-properties fo:font-size="14pt" style:font-size-asian="14pt" style:font-size-complex="14pt"/>
    </style:style>
    <style:style style:name="P405" style:parent-style-name="Normal" style:family="paragraph">
      <style:text-properties fo:font-size="14pt" style:font-size-asian="14pt" style:font-size-complex="14pt"/>
    </style:style>
    <style:style style:name="P406" style:parent-style-name="Normal" style:family="paragraph">
      <style:text-properties fo:font-size="14pt" style:font-size-asian="14pt" style:font-size-complex="14pt"/>
    </style:style>
    <style:style style:name="P407" style:parent-style-name="Normal" style:family="paragraph">
      <style:text-properties fo:font-size="14pt" style:font-size-asian="14pt" style:font-size-complex="14pt"/>
    </style:style>
    <style:style style:name="P408" style:parent-style-name="Normal" style:family="paragraph">
      <style:text-properties fo:font-size="14pt" style:font-size-asian="14pt" style:font-size-complex="14pt"/>
    </style:style>
    <style:style style:name="P409" style:parent-style-name="Normal" style:family="paragraph">
      <style:text-properties fo:font-size="14pt" style:font-size-asian="14pt" style:font-size-complex="14pt"/>
    </style:style>
    <style:style style:name="P410" style:parent-style-name="Normal" style:family="paragraph">
      <style:text-properties fo:font-size="14pt" style:font-size-asian="14pt" style:font-size-complex="14pt"/>
    </style:style>
    <style:style style:name="P411" style:parent-style-name="Normal" style:family="paragraph">
      <style:text-properties fo:font-size="14pt" style:font-size-asian="14pt" style:font-size-complex="14pt"/>
    </style:style>
    <style:style style:name="P412" style:parent-style-name="Normal" style:family="paragraph">
      <style:text-properties fo:font-size="14pt" style:font-size-asian="14pt" style:font-size-complex="14pt"/>
    </style:style>
    <style:style style:name="P4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6" style:parent-style-name="Normal" style:family="paragraph">
      <style:text-properties fo:font-size="14pt" style:font-size-asian="14pt" style:font-size-complex="14pt"/>
    </style:style>
    <style:style style:name="P417" style:parent-style-name="Normal" style:family="paragraph">
      <style:text-properties fo:font-size="14pt" style:font-size-asian="14pt" style:font-size-complex="14pt"/>
    </style:style>
    <style:style style:name="P418" style:parent-style-name="Normal" style:family="paragraph">
      <style:text-properties fo:font-size="14pt" style:font-size-asian="14pt" style:font-size-complex="14pt"/>
    </style:style>
    <style:style style:name="P419" style:parent-style-name="Normal" style:family="paragraph">
      <style:text-properties fo:font-size="14pt" style:font-size-asian="14pt" style:font-size-complex="14pt"/>
    </style:style>
    <style:style style:name="P420" style:parent-style-name="Normal" style:family="paragraph">
      <style:text-properties fo:font-size="14pt" style:font-size-asian="14pt" style:font-size-complex="14pt"/>
    </style:style>
    <style:style style:name="P421" style:parent-style-name="Normal" style:family="paragraph">
      <style:text-properties fo:font-size="14pt" style:font-size-asian="14pt" style:font-size-complex="14pt"/>
    </style:style>
    <style:style style:name="P422" style:parent-style-name="Normal" style:family="paragraph">
      <style:text-properties fo:font-size="14pt" style:font-size-asian="14pt" style:font-size-complex="14pt"/>
    </style:style>
    <style:style style:name="P423" style:parent-style-name="Normal" style:family="paragraph">
      <style:text-properties fo:font-size="14pt" style:font-size-asian="14pt" style:font-size-complex="14pt"/>
    </style:style>
    <style:style style:name="P424" style:parent-style-name="Normal" style:family="paragraph">
      <style:text-properties fo:font-size="14pt" style:font-size-asian="14pt" style:font-size-complex="14pt"/>
    </style:style>
    <style:style style:name="P425" style:parent-style-name="Normal" style:family="paragraph">
      <style:text-properties fo:font-size="14pt" style:font-size-asian="14pt" style:font-size-complex="14pt"/>
    </style:style>
    <style:style style:name="P426" style:parent-style-name="Normal" style:family="paragraph">
      <style:text-properties fo:font-size="14pt" style:font-size-asian="14pt" style:font-size-complex="14pt"/>
    </style:style>
    <style:style style:name="P427" style:parent-style-name="Normal" style:family="paragraph">
      <style:text-properties fo:font-size="14pt" style:font-size-asian="14pt" style:font-size-complex="14pt"/>
    </style:style>
    <style:style style:name="P428" style:parent-style-name="Normal" style:family="paragraph">
      <style:text-properties fo:font-size="14pt" style:font-size-asian="14pt" style:font-size-complex="14pt"/>
    </style:style>
    <style:style style:name="P429" style:parent-style-name="Normal" style:family="paragraph">
      <style:text-properties fo:font-size="14pt" style:font-size-asian="14pt" style:font-size-complex="14pt"/>
    </style:style>
    <style:style style:name="P430" style:parent-style-name="Normal" style:family="paragraph">
      <style:text-properties fo:font-size="14pt" style:font-size-asian="14pt" style:font-size-complex="14pt"/>
    </style:style>
    <style:style style:name="P431" style:parent-style-name="Normal" style:family="paragraph">
      <style:text-properties fo:font-size="14pt" style:font-size-asian="14pt" style:font-size-complex="14pt"/>
    </style:style>
    <style:style style:name="P432" style:parent-style-name="Normal" style:family="paragraph">
      <style:text-properties fo:font-size="14pt" style:font-size-asian="14pt" style:font-size-complex="14pt"/>
    </style:style>
    <style:style style:name="P433" style:parent-style-name="Normal" style:family="paragraph">
      <style:text-properties fo:font-size="14pt" style:font-size-asian="14pt" style:font-size-complex="14pt"/>
    </style:style>
    <style:style style:name="P434" style:parent-style-name="Normal" style:family="paragraph">
      <style:text-properties fo:font-size="14pt" style:font-size-asian="14pt" style:font-size-complex="14pt"/>
    </style:style>
    <style:style style:name="P435" style:parent-style-name="Normal" style:family="paragraph">
      <style:text-properties fo:font-size="14pt" style:font-size-asian="14pt" style:font-size-complex="14pt"/>
    </style:style>
    <style:style style:name="P436" style:parent-style-name="Normal" style:family="paragraph">
      <style:text-properties fo:font-size="14pt" style:font-size-asian="14pt" style:font-size-complex="14pt"/>
    </style:style>
    <style:style style:name="P437" style:parent-style-name="Normal" style:family="paragraph">
      <style:text-properties fo:font-size="14pt" style:font-size-asian="14pt" style:font-size-complex="14pt"/>
    </style:style>
    <style:style style:name="P438" style:parent-style-name="Normal" style:family="paragraph">
      <style:text-properties fo:font-size="14pt" style:font-size-asian="14pt" style:font-size-complex="14pt"/>
    </style:style>
    <style:style style:name="P439" style:parent-style-name="Normal" style:family="paragraph">
      <style:text-properties fo:font-size="14pt" style:font-size-asian="14pt" style:font-size-complex="14pt"/>
    </style:style>
    <style:style style:name="P440" style:parent-style-name="Normal" style:family="paragraph">
      <style:text-properties fo:font-size="14pt" style:font-size-asian="14pt" style:font-size-complex="14pt"/>
    </style:style>
    <style:style style:name="P441" style:parent-style-name="Normal" style:family="paragraph">
      <style:text-properties fo:font-size="14pt" style:font-size-asian="14pt" style:font-size-complex="14pt"/>
    </style:style>
    <style:style style:name="P442" style:parent-style-name="Normal" style:family="paragraph">
      <style:text-properties fo:font-size="14pt" style:font-size-asian="14pt" style:font-size-complex="14pt"/>
    </style:style>
    <style:style style:name="P443" style:parent-style-name="Normal" style:family="paragraph">
      <style:text-properties fo:font-size="14pt" style:font-size-asian="14pt" style:font-size-complex="14pt"/>
    </style:style>
    <style:style style:name="P444" style:parent-style-name="Normal" style:family="paragraph">
      <style:text-properties fo:font-size="14pt" style:font-size-asian="14pt" style:font-size-complex="14pt"/>
    </style:style>
    <style:style style:name="P445" style:parent-style-name="Normal" style:family="paragraph">
      <style:text-properties fo:font-size="14pt" style:font-size-asian="14pt" style:font-size-complex="14pt"/>
    </style:style>
    <style:style style:name="P446" style:parent-style-name="Normal" style:family="paragraph">
      <style:text-properties fo:font-size="14pt" style:font-size-asian="14pt" style:font-size-complex="14pt"/>
    </style:style>
    <style:style style:name="P447" style:parent-style-name="Normal" style:family="paragraph">
      <style:text-properties fo:font-size="14pt" style:font-size-asian="14pt" style:font-size-complex="14pt"/>
    </style:style>
    <style:style style:name="P448" style:parent-style-name="Normal" style:family="paragraph">
      <style:text-properties fo:font-size="14pt" style:font-size-asian="14pt" style:font-size-complex="14pt"/>
    </style:style>
    <style:style style:name="P449" style:parent-style-name="Normal" style:family="paragraph">
      <style:text-properties fo:font-size="14pt" style:font-size-asian="14pt" style:font-size-complex="14pt"/>
    </style:style>
    <style:style style:name="P450" style:parent-style-name="Normal" style:family="paragraph">
      <style:text-properties fo:font-size="14pt" style:font-size-asian="14pt" style:font-size-complex="14pt"/>
    </style:style>
    <style:style style:name="P451" style:parent-style-name="Normal" style:family="paragraph">
      <style:text-properties fo:font-size="14pt" style:font-size-asian="14pt" style:font-size-complex="14pt"/>
    </style:style>
    <style:style style:name="P452" style:parent-style-name="Normal" style:family="paragraph">
      <style:text-properties fo:font-size="14pt" style:font-size-asian="14pt" style:font-size-complex="14pt"/>
    </style:style>
    <style:style style:name="P453" style:parent-style-name="Normal" style:family="paragraph">
      <style:text-properties fo:font-size="14pt" style:font-size-asian="14pt" style:font-size-complex="14pt"/>
    </style:style>
    <style:style style:name="P454" style:parent-style-name="Normal" style:family="paragraph">
      <style:text-properties fo:font-size="14pt" style:font-size-asian="14pt" style:font-size-complex="14pt"/>
    </style:style>
    <style:style style:name="P455" style:parent-style-name="Normal" style:family="paragraph">
      <style:text-properties fo:font-size="14pt" style:font-size-asian="14pt" style:font-size-complex="14pt"/>
    </style:style>
    <style:style style:name="P456" style:parent-style-name="Normal" style:family="paragraph">
      <style:text-properties fo:font-size="14pt" style:font-size-asian="14pt" style:font-size-complex="14pt"/>
    </style:style>
    <style:style style:name="P457" style:parent-style-name="Normal" style:family="paragraph">
      <style:text-properties fo:font-size="14pt" style:font-size-asian="14pt" style:font-size-complex="14pt"/>
    </style:style>
    <style:style style:name="P458" style:parent-style-name="Normal" style:family="paragraph">
      <style:text-properties fo:font-size="14pt" style:font-size-asian="14pt" style:font-size-complex="14pt"/>
    </style:style>
    <style:style style:name="P459" style:parent-style-name="Normal" style:family="paragraph">
      <style:text-properties fo:font-size="14pt" style:font-size-asian="14pt" style:font-size-complex="14pt"/>
    </style:style>
    <style:style style:name="P460" style:parent-style-name="Normal" style:family="paragraph">
      <style:text-properties fo:font-size="14pt" style:font-size-asian="14pt" style:font-size-complex="14pt"/>
    </style:style>
    <style:style style:name="P461" style:parent-style-name="Normal" style:family="paragraph">
      <style:text-properties fo:font-size="14pt" style:font-size-asian="14pt" style:font-size-complex="14pt"/>
    </style:style>
    <style:style style:name="P462" style:parent-style-name="Normal" style:family="paragraph">
      <style:text-properties fo:font-size="14pt" style:font-size-asian="14pt" style:font-size-complex="14pt"/>
    </style:style>
    <style:style style:name="P463" style:parent-style-name="Normal" style:family="paragraph">
      <style:text-properties fo:font-size="14pt" style:font-size-asian="14pt" style:font-size-complex="14pt"/>
    </style:style>
    <style:style style:name="P464" style:parent-style-name="Normal" style:family="paragraph">
      <style:text-properties fo:font-size="14pt" style:font-size-asian="14pt" style:font-size-complex="14pt"/>
    </style:style>
    <style:style style:name="P465" style:parent-style-name="Normal" style:family="paragraph">
      <style:text-properties fo:font-size="14pt" style:font-size-asian="14pt" style:font-size-complex="14pt"/>
    </style:style>
    <style:style style:name="P466" style:parent-style-name="Normal" style:family="paragraph">
      <style:text-properties fo:font-size="14pt" style:font-size-asian="14pt" style:font-size-complex="14pt"/>
    </style:style>
    <style:style style:name="P467" style:parent-style-name="Normal" style:family="paragraph">
      <style:text-properties fo:font-size="14pt" style:font-size-asian="14pt" style:font-size-complex="14pt"/>
    </style:style>
    <style:style style:name="P468" style:parent-style-name="Normal" style:family="paragraph">
      <style:text-properties fo:font-size="14pt" style:font-size-asian="14pt" style:font-size-complex="14pt"/>
    </style:style>
    <style:style style:name="P469" style:parent-style-name="Normal" style:family="paragraph">
      <style:text-properties fo:font-size="14pt" style:font-size-asian="14pt" style:font-size-complex="14pt"/>
    </style:style>
    <style:style style:name="P470" style:parent-style-name="Normal" style:family="paragraph">
      <style:text-properties fo:font-size="14pt" style:font-size-asian="14pt" style:font-size-complex="14pt"/>
    </style:style>
    <style:style style:name="P471" style:parent-style-name="Normal" style:family="paragraph">
      <style:text-properties fo:font-size="14pt" style:font-size-asian="14pt" style:font-size-complex="14pt"/>
    </style:style>
    <style:style style:name="P472" style:parent-style-name="Normal" style:family="paragraph">
      <style:text-properties fo:font-size="14pt" style:font-size-asian="14pt" style:font-size-complex="14pt"/>
    </style:style>
    <style:style style:name="P473" style:parent-style-name="Normal" style:family="paragraph">
      <style:text-properties fo:font-size="14pt" style:font-size-asian="14pt" style:font-size-complex="14pt"/>
    </style:style>
    <style:style style:name="P47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75" style:parent-style-name="Normal" style:family="paragraph">
      <style:text-properties fo:font-size="14pt" style:font-size-asian="14pt" style:font-size-complex="14pt"/>
    </style:style>
    <style:style style:name="P476" style:parent-style-name="Normal" style:family="paragraph">
      <style:text-properties fo:font-size="14pt" style:font-size-asian="14pt" style:font-size-complex="14pt"/>
    </style:style>
    <style:style style:name="P477" style:parent-style-name="Normal" style:family="paragraph">
      <style:text-properties fo:font-size="14pt" style:font-size-asian="14pt" style:font-size-complex="14pt"/>
    </style:style>
    <style:style style:name="P478" style:parent-style-name="Normal" style:family="paragraph">
      <style:text-properties fo:font-size="14pt" style:font-size-asian="14pt" style:font-size-complex="14pt"/>
    </style:style>
    <style:style style:name="P479" style:parent-style-name="Normal" style:family="paragraph">
      <style:text-properties fo:font-size="14pt" style:font-size-asian="14pt" style:font-size-complex="14pt"/>
    </style:style>
    <style:style style:name="P480" style:parent-style-name="Normal" style:family="paragraph">
      <style:text-properties fo:font-size="14pt" style:font-size-asian="14pt" style:font-size-complex="14pt"/>
    </style:style>
    <style:style style:name="P481" style:parent-style-name="Normal" style:family="paragraph">
      <style:text-properties fo:font-size="14pt" style:font-size-asian="14pt" style:font-size-complex="14pt"/>
    </style:style>
    <style:style style:name="P482" style:parent-style-name="Normal" style:family="paragraph">
      <style:text-properties fo:font-size="14pt" style:font-size-asian="14pt" style:font-size-complex="14pt"/>
    </style:style>
    <style:style style:name="P483" style:parent-style-name="Normal" style:family="paragraph">
      <style:text-properties fo:font-size="14pt" style:font-size-asian="14pt" style:font-size-complex="14pt"/>
    </style:style>
    <style:style style:name="P484" style:parent-style-name="Normal" style:family="paragraph">
      <style:text-properties fo:font-size="14pt" style:font-size-asian="14pt" style:font-size-complex="14pt"/>
    </style:style>
    <style:style style:name="P485" style:parent-style-name="Normal" style:family="paragraph">
      <style:text-properties fo:font-size="14pt" style:font-size-asian="14pt" style:font-size-complex="14pt"/>
    </style:style>
    <style:style style:name="P486" style:parent-style-name="Normal" style:family="paragraph">
      <style:text-properties fo:font-size="14pt" style:font-size-asian="14pt" style:font-size-complex="14pt"/>
    </style:style>
    <style:style style:name="P48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88" style:parent-style-name="Normal" style:family="paragraph">
      <style:text-properties fo:font-size="14pt" style:font-size-asian="14pt" style:font-size-complex="14pt"/>
    </style:style>
    <style:style style:name="P489" style:parent-style-name="Normal" style:family="paragraph">
      <style:text-properties fo:font-size="14pt" style:font-size-asian="14pt" style:font-size-complex="14pt"/>
    </style:style>
    <style:style style:name="P490" style:parent-style-name="Normal" style:family="paragraph">
      <style:text-properties fo:font-size="14pt" style:font-size-asian="14pt" style:font-size-complex="14pt"/>
    </style:style>
    <style:style style:name="P491" style:parent-style-name="Normal" style:family="paragraph">
      <style:text-properties fo:font-size="14pt" style:font-size-asian="14pt" style:font-size-complex="14pt"/>
    </style:style>
    <style:style style:name="P492" style:parent-style-name="Normal" style:family="paragraph">
      <style:text-properties fo:font-size="14pt" style:font-size-asian="14pt" style:font-size-complex="14pt"/>
    </style:style>
    <style:style style:name="P493" style:parent-style-name="Normal" style:family="paragraph">
      <style:text-properties fo:font-size="14pt" style:font-size-asian="14pt" style:font-size-complex="14pt"/>
    </style:style>
    <style:style style:name="P494" style:parent-style-name="Normal" style:family="paragraph">
      <style:text-properties fo:font-size="14pt" style:font-size-asian="14pt" style:font-size-complex="14pt"/>
    </style:style>
    <style:style style:name="P495" style:parent-style-name="Normal" style:family="paragraph">
      <style:text-properties fo:font-size="14pt" style:font-size-asian="14pt" style:font-size-complex="14pt"/>
    </style:style>
    <style:style style:name="P496" style:parent-style-name="Normal" style:family="paragraph">
      <style:text-properties fo:font-size="14pt" style:font-size-asian="14pt" style:font-size-complex="14pt"/>
    </style:style>
    <style:style style:name="P497" style:parent-style-name="Normal" style:family="paragraph">
      <style:text-properties fo:font-size="14pt" style:font-size-asian="14pt" style:font-size-complex="14pt"/>
    </style:style>
    <style:style style:name="P498" style:parent-style-name="Normal" style:family="paragraph">
      <style:text-properties fo:font-size="14pt" style:font-size-asian="14pt" style:font-size-complex="14pt"/>
    </style:style>
    <style:style style:name="P499" style:parent-style-name="Normal" style:family="paragraph">
      <style:text-properties fo:font-size="14pt" style:font-size-asian="14pt" style:font-size-complex="14pt"/>
    </style:style>
    <style:style style:name="P500" style:parent-style-name="Normal" style:family="paragraph">
      <style:text-properties fo:font-size="14pt" style:font-size-asian="14pt" style:font-size-complex="14pt"/>
    </style:style>
    <style:style style:name="P501" style:parent-style-name="Normal" style:family="paragraph">
      <style:text-properties fo:font-size="14pt" style:font-size-asian="14pt" style:font-size-complex="14pt"/>
    </style:style>
    <style:style style:name="P502" style:parent-style-name="Normal" style:family="paragraph">
      <style:text-properties fo:font-size="14pt" style:font-size-asian="14pt" style:font-size-complex="14pt"/>
    </style:style>
    <style:style style:name="P503" style:parent-style-name="Normal" style:family="paragraph">
      <style:text-properties fo:font-size="14pt" style:font-size-asian="14pt" style:font-size-complex="14pt"/>
    </style:style>
    <style:style style:name="P504" style:parent-style-name="Normal" style:family="paragraph">
      <style:text-properties fo:font-size="14pt" style:font-size-asian="14pt" style:font-size-complex="14pt"/>
    </style:style>
    <style:style style:name="P505" style:parent-style-name="Normal" style:family="paragraph">
      <style:text-properties fo:font-size="14pt" style:font-size-asian="14pt" style:font-size-complex="14pt"/>
    </style:style>
    <style:style style:name="P506" style:parent-style-name="Normal" style:family="paragraph">
      <style:text-properties fo:font-size="14pt" style:font-size-asian="14pt" style:font-size-complex="14pt"/>
    </style:style>
    <style:style style:name="P507" style:parent-style-name="Normal" style:family="paragraph">
      <style:text-properties fo:font-size="14pt" style:font-size-asian="14pt" style:font-size-complex="14pt"/>
    </style:style>
    <style:style style:name="P508" style:parent-style-name="Normal" style:family="paragraph">
      <style:text-properties fo:font-size="14pt" style:font-size-asian="14pt" style:font-size-complex="14pt"/>
    </style:style>
    <style:style style:name="P509" style:parent-style-name="Normal" style:family="paragraph">
      <style:text-properties fo:font-size="14pt" style:font-size-asian="14pt" style:font-size-complex="14pt"/>
    </style:style>
    <style:style style:name="P510" style:parent-style-name="Normal" style:family="paragraph">
      <style:text-properties fo:font-size="14pt" style:font-size-asian="14pt" style:font-size-complex="14pt"/>
    </style:style>
    <style:style style:name="P511" style:parent-style-name="Normal" style:family="paragraph">
      <style:text-properties fo:font-size="14pt" style:font-size-asian="14pt" style:font-size-complex="14pt"/>
    </style:style>
    <style:style style:name="P512" style:parent-style-name="Normal" style:family="paragraph">
      <style:text-properties fo:font-size="14pt" style:font-size-asian="14pt" style:font-size-complex="14pt"/>
    </style:style>
    <style:style style:name="P513" style:parent-style-name="Normal" style:family="paragraph">
      <style:text-properties fo:font-size="14pt" style:font-size-asian="14pt" style:font-size-complex="14pt"/>
    </style:style>
    <style:style style:name="P5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15" style:parent-style-name="Normal" style:family="paragraph">
      <style:text-properties fo:font-size="14pt" style:font-size-asian="14pt" style:font-size-complex="14pt"/>
    </style:style>
    <style:style style:name="P516" style:parent-style-name="Normal" style:family="paragraph">
      <style:text-properties fo:font-size="14pt" style:font-size-asian="14pt" style:font-size-complex="14pt"/>
    </style:style>
    <style:style style:name="P517" style:parent-style-name="Normal" style:family="paragraph">
      <style:text-properties fo:font-size="14pt" style:font-size-asian="14pt" style:font-size-complex="14pt"/>
    </style:style>
    <style:style style:name="P518" style:parent-style-name="Normal" style:family="paragraph">
      <style:text-properties fo:font-size="14pt" style:font-size-asian="14pt" style:font-size-complex="14pt"/>
    </style:style>
    <style:style style:name="P519" style:parent-style-name="Normal" style:family="paragraph">
      <style:text-properties fo:font-size="14pt" style:font-size-asian="14pt" style:font-size-complex="14pt"/>
    </style:style>
    <style:style style:name="P520" style:parent-style-name="Normal" style:family="paragraph">
      <style:text-properties fo:font-size="14pt" style:font-size-asian="14pt" style:font-size-complex="14pt"/>
    </style:style>
    <style:style style:name="P521" style:parent-style-name="Normal" style:family="paragraph">
      <style:text-properties fo:font-size="14pt" style:font-size-asian="14pt" style:font-size-complex="14pt"/>
    </style:style>
    <style:style style:name="P522" style:parent-style-name="Normal" style:family="paragraph">
      <style:text-properties fo:font-size="14pt" style:font-size-asian="14pt" style:font-size-complex="14pt"/>
    </style:style>
    <style:style style:name="P523" style:parent-style-name="Normal" style:family="paragraph">
      <style:text-properties fo:font-size="14pt" style:font-size-asian="14pt" style:font-size-complex="14pt"/>
    </style:style>
    <style:style style:name="P524" style:parent-style-name="Normal" style:family="paragraph">
      <style:text-properties fo:font-size="14pt" style:font-size-asian="14pt" style:font-size-complex="14pt"/>
    </style:style>
    <style:style style:name="P525" style:parent-style-name="Normal" style:family="paragraph">
      <style:text-properties fo:font-size="14pt" style:font-size-asian="14pt" style:font-size-complex="14pt"/>
    </style:style>
    <style:style style:name="P526" style:parent-style-name="Normal" style:family="paragraph">
      <style:text-properties fo:font-size="14pt" style:font-size-asian="14pt" style:font-size-complex="14pt"/>
    </style:style>
    <style:style style:name="P527" style:parent-style-name="Normal" style:family="paragraph">
      <style:text-properties fo:font-size="14pt" style:font-size-asian="14pt" style:font-size-complex="14pt"/>
    </style:style>
    <style:style style:name="P528" style:parent-style-name="Normal" style:family="paragraph">
      <style:text-properties fo:font-size="14pt" style:font-size-asian="14pt" style:font-size-complex="14pt"/>
    </style:style>
    <style:style style:name="P529" style:parent-style-name="Normal" style:family="paragraph">
      <style:text-properties fo:font-size="14pt" style:font-size-asian="14pt" style:font-size-complex="14pt"/>
    </style:style>
    <style:style style:name="P530" style:parent-style-name="Normal" style:family="paragraph">
      <style:text-properties fo:font-size="14pt" style:font-size-asian="14pt" style:font-size-complex="14pt"/>
    </style:style>
    <style:style style:name="P531" style:parent-style-name="Normal" style:family="paragraph">
      <style:text-properties fo:font-size="14pt" style:font-size-asian="14pt" style:font-size-complex="14pt"/>
    </style:style>
    <style:style style:name="P532" style:parent-style-name="Normal" style:family="paragraph">
      <style:text-properties fo:font-size="14pt" style:font-size-asian="14pt" style:font-size-complex="14pt"/>
    </style:style>
    <style:style style:name="P533" style:parent-style-name="Normal" style:family="paragraph">
      <style:text-properties fo:font-size="14pt" style:font-size-asian="14pt" style:font-size-complex="14pt"/>
    </style:style>
    <style:style style:name="P534" style:parent-style-name="Normal" style:family="paragraph">
      <style:text-properties fo:font-size="14pt" style:font-size-asian="14pt" style:font-size-complex="14pt"/>
    </style:style>
    <style:style style:name="P535" style:parent-style-name="Normal" style:family="paragraph">
      <style:text-properties fo:font-size="14pt" style:font-size-asian="14pt" style:font-size-complex="14pt"/>
    </style:style>
    <style:style style:name="P536" style:parent-style-name="Normal" style:family="paragraph">
      <style:text-properties fo:font-size="14pt" style:font-size-asian="14pt" style:font-size-complex="14pt"/>
    </style:style>
    <style:style style:name="P537" style:parent-style-name="Normal" style:family="paragraph">
      <style:text-properties fo:font-size="14pt" style:font-size-asian="14pt" style:font-size-complex="14pt"/>
    </style:style>
    <style:style style:name="P538" style:parent-style-name="Normal" style:family="paragraph">
      <style:text-properties fo:font-size="14pt" style:font-size-asian="14pt" style:font-size-complex="14pt"/>
    </style:style>
    <style:style style:name="P53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40" style:parent-style-name="Normal" style:family="paragraph">
      <style:text-properties fo:font-size="14pt" style:font-size-asian="14pt" style:font-size-complex="14pt"/>
    </style:style>
    <style:style style:name="P541" style:parent-style-name="Normal" style:family="paragraph">
      <style:text-properties fo:font-size="14pt" style:font-size-asian="14pt" style:font-size-complex="14pt"/>
    </style:style>
    <style:style style:name="P542" style:parent-style-name="Normal" style:family="paragraph">
      <style:text-properties fo:font-size="14pt" style:font-size-asian="14pt" style:font-size-complex="14pt"/>
    </style:style>
    <style:style style:name="P543" style:parent-style-name="Normal" style:family="paragraph">
      <style:text-properties fo:font-size="14pt" style:font-size-asian="14pt" style:font-size-complex="14pt"/>
    </style:style>
    <style:style style:name="P544" style:parent-style-name="Normal" style:family="paragraph">
      <style:text-properties fo:font-size="14pt" style:font-size-asian="14pt" style:font-size-complex="14pt"/>
    </style:style>
    <style:style style:name="P545" style:parent-style-name="Normal" style:family="paragraph">
      <style:text-properties fo:font-size="14pt" style:font-size-asian="14pt" style:font-size-complex="14pt"/>
    </style:style>
    <style:style style:name="P546" style:parent-style-name="Normal" style:family="paragraph">
      <style:text-properties fo:font-size="14pt" style:font-size-asian="14pt" style:font-size-complex="14pt"/>
    </style:style>
    <style:style style:name="P547" style:parent-style-name="Normal" style:family="paragraph">
      <style:text-properties fo:font-size="14pt" style:font-size-asian="14pt" style:font-size-complex="14pt"/>
    </style:style>
    <style:style style:name="P548" style:parent-style-name="Normal" style:family="paragraph">
      <style:text-properties fo:font-size="14pt" style:font-size-asian="14pt" style:font-size-complex="14pt"/>
    </style:style>
    <style:style style:name="P549" style:parent-style-name="Normal" style:family="paragraph">
      <style:text-properties fo:font-size="14pt" style:font-size-asian="14pt" style:font-size-complex="14pt"/>
    </style:style>
    <style:style style:name="P550" style:parent-style-name="Normal" style:family="paragraph">
      <style:text-properties fo:font-size="14pt" style:font-size-asian="14pt" style:font-size-complex="14pt"/>
    </style:style>
    <style:style style:name="P551" style:parent-style-name="Normal" style:family="paragraph">
      <style:text-properties fo:font-size="14pt" style:font-size-asian="14pt" style:font-size-complex="14pt"/>
    </style:style>
    <style:style style:name="P552" style:parent-style-name="Normal" style:family="paragraph">
      <style:text-properties fo:font-size="14pt" style:font-size-asian="14pt" style:font-size-complex="14pt"/>
    </style:style>
    <style:style style:name="P553" style:parent-style-name="Normal" style:family="paragraph">
      <style:text-properties fo:font-size="14pt" style:font-size-asian="14pt" style:font-size-complex="14pt"/>
    </style:style>
    <style:style style:name="P554" style:parent-style-name="Normal" style:family="paragraph">
      <style:text-properties fo:font-size="14pt" style:font-size-asian="14pt" style:font-size-complex="14pt"/>
    </style:style>
    <style:style style:name="P555" style:parent-style-name="Normal" style:family="paragraph">
      <style:text-properties fo:font-size="14pt" style:font-size-asian="14pt" style:font-size-complex="14pt"/>
    </style:style>
    <style:style style:name="P556" style:parent-style-name="Normal" style:family="paragraph">
      <style:text-properties fo:font-size="14pt" style:font-size-asian="14pt" style:font-size-complex="14pt"/>
    </style:style>
    <style:style style:name="P557" style:parent-style-name="Normal" style:family="paragraph">
      <style:text-properties fo:font-size="14pt" style:font-size-asian="14pt" style:font-size-complex="14pt"/>
    </style:style>
    <style:style style:name="P558" style:parent-style-name="Normal" style:family="paragraph">
      <style:text-properties fo:font-size="14pt" style:font-size-asian="14pt" style:font-size-complex="14pt"/>
    </style:style>
    <style:style style:name="P559" style:parent-style-name="Normal" style:family="paragraph">
      <style:text-properties fo:font-size="14pt" style:font-size-asian="14pt" style:font-size-complex="14pt"/>
    </style:style>
    <style:style style:name="P560" style:parent-style-name="Normal" style:family="paragraph">
      <style:text-properties fo:font-size="14pt" style:font-size-asian="14pt" style:font-size-complex="14pt"/>
    </style:style>
    <style:style style:name="P561" style:parent-style-name="Normal" style:family="paragraph">
      <style:text-properties fo:font-size="14pt" style:font-size-asian="14pt" style:font-size-complex="14pt"/>
    </style:style>
    <style:style style:name="P562" style:parent-style-name="Normal" style:family="paragraph">
      <style:text-properties fo:font-size="14pt" style:font-size-asian="14pt" style:font-size-complex="14pt"/>
    </style:style>
    <style:style style:name="P563" style:parent-style-name="Normal" style:family="paragraph">
      <style:text-properties fo:font-size="14pt" style:font-size-asian="14pt" style:font-size-complex="14pt"/>
    </style:style>
    <style:style style:name="P564" style:parent-style-name="Normal" style:family="paragraph">
      <style:text-properties fo:font-size="14pt" style:font-size-asian="14pt" style:font-size-complex="14pt"/>
    </style:style>
    <style:style style:name="P565" style:parent-style-name="Normal" style:family="paragraph">
      <style:text-properties fo:font-size="14pt" style:font-size-asian="14pt" style:font-size-complex="14pt"/>
    </style:style>
    <style:style style:name="P566" style:parent-style-name="Normal" style:family="paragraph">
      <style:text-properties fo:font-size="14pt" style:font-size-asian="14pt" style:font-size-complex="14pt"/>
    </style:style>
    <style:style style:name="P567" style:parent-style-name="Normal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568" style:parent-style-name="Normal" style:family="paragraph">
      <style:text-properties fo:font-size="14pt" style:font-size-asian="14pt" style:font-size-complex="14pt"/>
    </style:style>
    <style:style style:name="P569" style:parent-style-name="Normal" style:family="paragraph">
      <style:text-properties fo:font-size="14pt" style:font-size-asian="14pt" style:font-size-complex="14pt"/>
    </style:style>
    <style:style style:name="P570" style:parent-style-name="Normal" style:family="paragraph">
      <style:text-properties fo:font-size="14pt" style:font-size-asian="14pt" style:font-size-complex="14pt"/>
    </style:style>
    <style:style style:name="P571" style:parent-style-name="Normal" style:family="paragraph">
      <style:text-properties fo:font-size="14pt" style:font-size-asian="14pt" style:font-size-complex="14pt"/>
    </style:style>
    <style:style style:name="P572" style:parent-style-name="Normal" style:family="paragraph">
      <style:text-properties fo:font-size="14pt" style:font-size-asian="14pt" style:font-size-complex="14pt"/>
    </style:style>
    <style:style style:name="P573" style:parent-style-name="Normal" style:family="paragraph">
      <style:text-properties fo:font-size="14pt" style:font-size-asian="14pt" style:font-size-complex="14pt"/>
    </style:style>
    <style:style style:name="P574" style:parent-style-name="Normal" style:family="paragraph">
      <style:text-properties fo:font-size="14pt" style:font-size-asian="14pt" style:font-size-complex="14pt"/>
    </style:style>
    <style:style style:name="P575" style:parent-style-name="Normal" style:family="paragraph">
      <style:text-properties fo:font-size="14pt" style:font-size-asian="14pt" style:font-size-complex="14pt"/>
    </style:style>
    <style:style style:name="P576" style:parent-style-name="Normal" style:family="paragraph">
      <style:text-properties fo:font-size="14pt" style:font-size-asian="14pt" style:font-size-complex="14pt"/>
    </style:style>
    <style:style style:name="P577" style:parent-style-name="Normal" style:family="paragraph">
      <style:text-properties fo:font-size="14pt" style:font-size-asian="14pt" style:font-size-complex="14pt"/>
    </style:style>
    <style:style style:name="P578" style:parent-style-name="Normal" style:family="paragraph">
      <style:text-properties fo:font-size="14pt" style:font-size-asian="14pt" style:font-size-complex="14pt"/>
    </style:style>
    <style:style style:name="P579" style:parent-style-name="Normal" style:family="paragraph">
      <style:text-properties fo:font-size="14pt" style:font-size-asian="14pt" style:font-size-complex="14pt"/>
    </style:style>
    <style:style style:name="P580" style:parent-style-name="Normal" style:family="paragraph">
      <style:text-properties fo:font-size="14pt" style:font-size-asian="14pt" style:font-size-complex="14pt"/>
    </style:style>
    <style:style style:name="P581" style:parent-style-name="Normal" style:family="paragraph">
      <style:text-properties fo:font-size="14pt" style:font-size-asian="14pt" style:font-size-complex="14pt"/>
    </style:style>
    <style:style style:name="P582" style:parent-style-name="Normal" style:family="paragraph">
      <style:text-properties fo:font-size="14pt" style:font-size-asian="14pt" style:font-size-complex="14pt"/>
    </style:style>
    <style:style style:name="P583" style:parent-style-name="Normal" style:family="paragraph">
      <style:text-properties fo:font-size="14pt" style:font-size-asian="14pt" style:font-size-complex="14pt"/>
    </style:style>
    <style:style style:name="P584" style:parent-style-name="Normal" style:family="paragraph">
      <style:text-properties fo:font-size="14pt" style:font-size-asian="14pt" style:font-size-complex="14pt"/>
    </style:style>
    <style:style style:name="P585" style:parent-style-name="Normal" style:family="paragraph">
      <style:text-properties fo:font-size="14pt" style:font-size-asian="14pt" style:font-size-complex="14pt"/>
    </style:style>
    <style:style style:name="P586" style:parent-style-name="Normal" style:family="paragraph">
      <style:text-properties fo:font-size="14pt" style:font-size-asian="14pt" style:font-size-complex="14pt"/>
    </style:style>
    <style:style style:name="P587" style:parent-style-name="Normal" style:family="paragraph">
      <style:text-properties fo:font-size="14pt" style:font-size-asian="14pt" style:font-size-complex="14pt"/>
    </style:style>
    <style:style style:name="P588" style:parent-style-name="Normal" style:family="paragraph">
      <style:text-properties fo:font-size="14pt" style:font-size-asian="14pt" style:font-size-complex="14pt"/>
    </style:style>
    <style:style style:name="P589" style:parent-style-name="Normal" style:family="paragraph">
      <style:text-properties fo:font-size="14pt" style:font-size-asian="14pt" style:font-size-complex="14pt"/>
    </style:style>
    <style:style style:name="P590" style:parent-style-name="Normal" style:family="paragraph">
      <style:text-properties fo:font-size="14pt" style:font-size-asian="14pt" style:font-size-complex="14pt"/>
    </style:style>
    <style:style style:name="P591" style:parent-style-name="Normal" style:family="paragraph">
      <style:text-properties fo:font-size="14pt" style:font-size-asian="14pt" style:font-size-complex="14pt"/>
    </style:style>
    <style:style style:name="P592" style:parent-style-name="Normal" style:family="paragraph">
      <style:text-properties fo:font-size="14pt" style:font-size-asian="14pt" style:font-size-complex="14pt"/>
    </style:style>
    <style:style style:name="P593" style:parent-style-name="Normal" style:family="paragraph">
      <style:text-properties fo:font-size="14pt" style:font-size-asian="14pt" style:font-size-complex="14pt"/>
    </style:style>
    <style:style style:name="P594" style:parent-style-name="Normal" style:family="paragraph">
      <style:text-properties fo:font-size="14pt" style:font-size-asian="14pt" style:font-size-complex="14pt"/>
    </style:style>
    <style:style style:name="P595" style:parent-style-name="Normal" style:family="paragraph">
      <style:text-properties fo:font-size="14pt" style:font-size-asian="14pt" style:font-size-complex="14pt"/>
    </style:style>
    <style:style style:name="P596" style:parent-style-name="Normal" style:family="paragraph">
      <style:text-properties fo:font-size="14pt" style:font-size-asian="14pt" style:font-size-complex="14pt"/>
    </style:style>
    <style:style style:name="P597" style:parent-style-name="Normal" style:family="paragraph">
      <style:text-properties fo:font-size="14pt" style:font-size-asian="14pt" style:font-size-complex="14pt"/>
    </style:style>
    <style:style style:name="P598" style:parent-style-name="Normal" style:family="paragraph">
      <style:text-properties fo:font-size="14pt" style:font-size-asian="14pt" style:font-size-complex="14pt"/>
    </style:style>
    <style:style style:name="P599" style:parent-style-name="Normal" style:family="paragraph">
      <style:text-properties fo:font-size="14pt" style:font-size-asian="14pt" style:font-size-complex="14pt"/>
    </style:style>
    <style:style style:name="P600" style:parent-style-name="Normal" style:family="paragraph">
      <style:text-properties fo:font-size="14pt" style:font-size-asian="14pt" style:font-size-complex="14pt"/>
    </style:style>
    <style:style style:name="P601" style:parent-style-name="Normal" style:family="paragraph">
      <style:text-properties fo:font-size="14pt" style:font-size-asian="14pt" style:font-size-complex="14pt"/>
    </style:style>
    <style:style style:name="P602" style:parent-style-name="Normal" style:family="paragraph">
      <style:text-properties fo:font-size="14pt" style:font-size-asian="14pt" style:font-size-complex="14pt"/>
    </style:style>
    <style:style style:name="P603" style:parent-style-name="Normal" style:family="paragraph">
      <style:text-properties fo:font-size="14pt" style:font-size-asian="14pt" style:font-size-complex="14pt"/>
    </style:style>
    <style:style style:name="P604" style:parent-style-name="Normal" style:family="paragraph">
      <style:text-properties fo:font-size="14pt" style:font-size-asian="14pt" style:font-size-complex="14pt"/>
    </style:style>
    <style:style style:name="P60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06" style:parent-style-name="Normal" style:family="paragraph">
      <style:text-properties fo:font-size="14pt" style:font-size-asian="14pt" style:font-size-complex="14pt"/>
    </style:style>
    <style:style style:name="P607" style:parent-style-name="Normal" style:family="paragraph">
      <style:text-properties fo:font-size="14pt" style:font-size-asian="14pt" style:font-size-complex="14pt"/>
    </style:style>
    <style:style style:name="P608" style:parent-style-name="Normal" style:family="paragraph">
      <style:text-properties fo:font-size="14pt" style:font-size-asian="14pt" style:font-size-complex="14pt"/>
    </style:style>
    <style:style style:name="P609" style:parent-style-name="Normal" style:family="paragraph">
      <style:text-properties fo:font-size="14pt" style:font-size-asian="14pt" style:font-size-complex="14pt"/>
    </style:style>
    <style:style style:name="P610" style:parent-style-name="Normal" style:family="paragraph">
      <style:text-properties fo:font-size="14pt" style:font-size-asian="14pt" style:font-size-complex="14pt"/>
    </style:style>
    <style:style style:name="P611" style:parent-style-name="Normal" style:family="paragraph">
      <style:text-properties fo:font-size="14pt" style:font-size-asian="14pt" style:font-size-complex="14pt"/>
    </style:style>
    <style:style style:name="P612" style:parent-style-name="Normal" style:family="paragraph">
      <style:text-properties fo:font-size="14pt" style:font-size-asian="14pt" style:font-size-complex="14pt"/>
    </style:style>
    <style:style style:name="P613" style:parent-style-name="Normal" style:family="paragraph">
      <style:text-properties fo:font-size="14pt" style:font-size-asian="14pt" style:font-size-complex="14pt"/>
    </style:style>
    <style:style style:name="P614" style:parent-style-name="Normal" style:family="paragraph">
      <style:text-properties fo:font-size="14pt" style:font-size-asian="14pt" style:font-size-complex="14pt"/>
    </style:style>
    <style:style style:name="P615" style:parent-style-name="Normal" style:family="paragraph">
      <style:text-properties fo:font-size="14pt" style:font-size-asian="14pt" style:font-size-complex="14pt"/>
    </style:style>
    <style:style style:name="P616" style:parent-style-name="Normal" style:family="paragraph">
      <style:text-properties fo:font-size="14pt" style:font-size-asian="14pt" style:font-size-complex="14pt"/>
    </style:style>
    <style:style style:name="P617" style:parent-style-name="Normal" style:family="paragraph">
      <style:text-properties fo:font-size="14pt" style:font-size-asian="14pt" style:font-size-complex="14pt"/>
    </style:style>
    <style:style style:name="P618" style:parent-style-name="Normal" style:family="paragraph">
      <style:text-properties fo:font-size="14pt" style:font-size-asian="14pt" style:font-size-complex="14pt"/>
    </style:style>
    <style:style style:name="P619" style:parent-style-name="Normal" style:family="paragraph">
      <style:text-properties fo:font-size="14pt" style:font-size-asian="14pt" style:font-size-complex="14pt"/>
    </style:style>
    <style:style style:name="P620" style:parent-style-name="Normal" style:family="paragraph">
      <style:text-properties fo:font-size="14pt" style:font-size-asian="14pt" style:font-size-complex="14pt"/>
    </style:style>
    <style:style style:name="P621" style:parent-style-name="Normal" style:family="paragraph">
      <style:text-properties fo:font-size="14pt" style:font-size-asian="14pt" style:font-size-complex="14pt"/>
    </style:style>
    <style:style style:name="P622" style:parent-style-name="Normal" style:family="paragraph">
      <style:text-properties fo:font-size="14pt" style:font-size-asian="14pt" style:font-size-complex="14pt"/>
    </style:style>
    <style:style style:name="P623" style:parent-style-name="Normal" style:family="paragraph">
      <style:text-properties fo:font-size="14pt" style:font-size-asian="14pt" style:font-size-complex="14pt"/>
    </style:style>
    <style:style style:name="P624" style:parent-style-name="Normal" style:family="paragraph">
      <style:text-properties fo:font-size="14pt" style:font-size-asian="14pt" style:font-size-complex="14pt"/>
    </style:style>
    <style:style style:name="P625" style:parent-style-name="Normal" style:family="paragraph">
      <style:text-properties fo:font-size="14pt" style:font-size-asian="14pt" style:font-size-complex="14pt"/>
    </style:style>
    <style:style style:name="P626" style:parent-style-name="Normal" style:family="paragraph">
      <style:text-properties fo:font-size="14pt" style:font-size-asian="14pt" style:font-size-complex="14pt"/>
    </style:style>
    <style:style style:name="P627" style:parent-style-name="Normal" style:family="paragraph">
      <style:text-properties fo:font-size="14pt" style:font-size-asian="14pt" style:font-size-complex="14pt"/>
    </style:style>
    <style:style style:name="P628" style:parent-style-name="Normal" style:family="paragraph">
      <style:text-properties fo:font-size="14pt" style:font-size-asian="14pt" style:font-size-complex="14pt"/>
    </style:style>
    <style:style style:name="P629" style:parent-style-name="Normal" style:family="paragraph">
      <style:text-properties fo:font-size="14pt" style:font-size-asian="14pt" style:font-size-complex="14pt"/>
    </style:style>
    <style:style style:name="P630" style:parent-style-name="Normal" style:family="paragraph">
      <style:text-properties fo:font-size="14pt" style:font-size-asian="14pt" style:font-size-complex="14pt"/>
    </style:style>
    <style:style style:name="T63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JAVA PRACTICAL EXAM SOLUTIONS</text:p>
      <text:p text:style-name="P2"/>
      <text:p text:style-name="P3">Q.1) Write a program to create three buttons with captions (OK, Cancel , Reset).</text:p>
      <text:p text:style-name="P4">import java.applet.Applet;</text:p>
      <text:p text:style-name="P5">import java.awt.*;</text:p>
      <text:p text:style-name="P6">public class NewApplet3 extends Applet {</text:p>
      <text:p text:style-name="P7">Button b1,b2,b3;</text:p>
      <text:p text:style-name="P8">public void init() {</text:p>
      <text:p text:style-name="P9">b1 = new Button("OK");</text:p>
      <text:p text:style-name="P10">b2 = new Button("CANCEL");</text:p>
      <text:p text:style-name="P11">b3 = new Button("RESET");</text:p>
      <text:p text:style-name="P12">add(b1); add(b2); add(b3);</text:p>
      <text:p text:style-name="P13">}}</text:p>
      <text:p text:style-name="P14"/>
      <text:p text:style-name="P15">Q2) Develop a program to select multiple languages know to user (Marathi ,Hindi ,English ,Sanskrit)</text:p>
      <text:p text:style-name="P16">import java.applet.Applet;</text:p>
      <text:p text:style-name="P17">import java.awt.*;</text:p>
      <text:p text:style-name="P18">import java.awt.event.*;</text:p>
      <text:p text:style-name="P19">public class NewApplet extends Applet implements ItemListener {</text:p>
      <text:p text:style-name="P20">String msg= " ";</text:p>
      <text:p text:style-name="P21">Checkbox c1,c2,c3,c4;</text:p>
      <text:p text:style-name="P22">public void init() {</text:p>
      <text:p text:style-name="P23">c1 = new Checkbox ("MARATHI");</text:p>
      <text:p text:style-name="P24">c2 = new Checkbox ("ENGLISH");</text:p>
      <text:p text:style-name="P25">`</text:p>
      <text:soft-page-break/>
      <text:p text:style-name="P26">c3 = new Checkbox ("HINDI");</text:p>
      <text:p text:style-name="P27">c4 = new Checkbox ("SANSKRIT");</text:p>
      <text:p text:style-name="P28">add(c1);add(c2); add(c3); add(c4);</text:p>
      <text:p text:style-name="P29">c1.addItemListener(this);</text:p>
      <text:p text:style-name="P30">c2.addItemListener(this);</text:p>
      <text:p text:style-name="P31">c3.addItemListener(this);</text:p>
      <text:p text:style-name="P32">c4.addItemListener(this);</text:p>
      <text:p text:style-name="P33">}</text:p>
      <text:p text:style-name="P34">public void itemStateChanged (ItemEvent ie)</text:p>
      <text:p text:style-name="P35">{</text:p>
      <text:p text:style-name="P36">if(c1.getState()==true )//&amp;&amp; c2.getState()==false &amp;&amp; c3.getState()==false &amp;&amp; c4.getState()==false)</text:p>
      <text:p text:style-name="P37">msg = c1.getLabel();</text:p>
      <text:p text:style-name="P38">if(c2.getState()==true)</text:p>
      <text:p text:style-name="P39">msg = c2.getLabel();</text:p>
      <text:p text:style-name="P40">if(c3.getState()==true)</text:p>
      <text:p text:style-name="P41">msg = c3.getLabel();</text:p>
      <text:p text:style-name="P42">if(c4.getState()==true)</text:p>
      <text:p text:style-name="P43">msg = c4.getLabel();</text:p>
      <text:p text:style-name="P44">repaint();</text:p>
      <text:p text:style-name="P45">}</text:p>
      <text:p text:style-name="P46">public void paint(Graphics g)</text:p>
      <text:p text:style-name="P47">{</text:p>
      <text:p text:style-name="P48">g.drawString("You have selected "+msg ,100,100);</text:p>
      <text:p text:style-name="P49">}</text:p>
      <text:p text:style-name="P50">Q3) Develop an applet/application to select multiple names of news Papers.</text:p>
      <text:p text:style-name="P51">import java.applet.*;</text:p>
      <text:soft-page-break/>
      <text:p text:style-name="P52">import java.awt.*;</text:p>
      <text:p text:style-name="P53">public class RK12 extends Frame</text:p>
      <text:p text:style-name="P54">{</text:p>
      <text:p text:style-name="P55">RK12()</text:p>
      <text:p text:style-name="P56">{</text:p>
      <text:p text:style-name="P57">setSize(200,300);</text:p>
      <text:p text:style-name="P58">setVisible(true);</text:p>
      <text:p text:style-name="P59">List l=new List(10,true);</text:p>
      <text:p text:style-name="P60">l.add("Sakal");</text:p>
      <text:p text:style-name="P61">l.add("Times of India");</text:p>
      <text:p text:style-name="P62">l.add("Lokmat");</text:p>
      <text:p text:style-name="P63">l.add("Pune Times");</text:p>
      <text:p text:style-name="P64">l.add("Maharashtra Times");</text:p>
      <text:p text:style-name="P65">l.add("Kesari");</text:p>
      <text:p text:style-name="P66">l.add("Prabhat");</text:p>
      <text:p text:style-name="P67">l.add("Pune Mirror");</text:p>
      <text:p text:style-name="P68">l.add("Indian Times");</text:p>
      <text:p text:style-name="P69">l.add("Pudari");</text:p>
      <text:p text:style-name="P70">add(l);</text:p>
      <text:p text:style-name="P71">}</text:p>
      <text:p text:style-name="P72">public static void main(String[] args)</text:p>
      <text:p text:style-name="P73">{</text:p>
      <text:p text:style-name="P74">RK12 r=new RK12();</text:p>
      <text:p text:style-name="P75">}</text:p>
      <text:p text:style-name="P76">}</text:p>
      <text:p text:style-name="P77">Q4)Develop an applet/application using List components to add names of 10 different</text:p>
      <text:soft-page-break/>
      <text:p text:style-name="P78">cities.</text:p>
      <text:p text:style-name="P79">import java.applet.*;</text:p>
      <text:p text:style-name="P80">import java.awt.*;</text:p>
      <text:p text:style-name="P81">public class Exp2 extends Frame</text:p>
      <text:p text:style-name="P82">{</text:p>
      <text:p text:style-name="P83">Exp2()</text:p>
      <text:p text:style-name="P84">{</text:p>
      <text:p text:style-name="P85">setSize(200,300);</text:p>
      <text:p text:style-name="P86">setVisible(true);</text:p>
      <text:p text:style-name="P87">List l=new List(10,true);</text:p>
      <text:p text:style-name="P88">l.add("Pune");l.add("Mumbai");l.add("Chennai");l.add("Delhi");l.add("Kolhapur");</text:p>
      <text:p text:style-name="P89">l.add("Sangli");l.add("Satara");l.add("Bangolre");l.add("Nashik");l.add("Lonavala");</text:p>
      <text:p text:style-name="P90">add(l);</text:p>
      <text:p text:style-name="P91">}</text:p>
      <text:p text:style-name="P92">public static void main(String[] args)</text:p>
      <text:p text:style-name="P93">{</text:p>
      <text:p text:style-name="P94">Exp2 r=new Exp2();</text:p>
      <text:p text:style-name="P95">}}</text:p>
      <text:p text:style-name="P96"/>
      <text:p text:style-name="P97">5)Write a program to grid layout</text:p>
      <text:p text:style-name="P98">import java.applet.Applet;</text:p>
      <text:p text:style-name="P99">import java.awt.*;</text:p>
      <text:p text:style-name="P100">public class NewApplet1 extends Applet {</text:p>
      <text:p text:style-name="P101">Button b;</text:p>
      <text:p text:style-name="P102">public void init()</text:p>
      <text:soft-page-break/>
      <text:p text:style-name="P103">{</text:p>
      <text:p text:style-name="P104">setLayout(new GridLayout(3,2,15,15));</text:p>
      <text:p text:style-name="P105">for (int i=1;i&lt;=5;i++)</text:p>
      <text:p text:style-name="P106">{</text:p>
      <text:p text:style-name="P107">add(new Button("BUTTON "+Integer.toString(i)));</text:p>
      <text:p text:style-name="P108">}</text:p>
      <text:p text:style-name="P109">}}</text:p>
      <text:p text:style-name="P110">6) Write a program to generate following output using BorderLayout.</text:p>
      <text:p text:style-name="P111">import java.awt.*;</text:p>
      <text:p text:style-name="P112">import java.applet.Applet;</text:p>
      <text:p text:style-name="P113">public class NewClass2 extends Applet {</text:p>
      <text:p text:style-name="P114">public void init() {</text:p>
      <text:p text:style-name="P115">setLayout(new BorderLayout());</text:p>
      <text:p text:style-name="P116">add("North", new Button("North"));</text:p>
      <text:p text:style-name="P117">add("South", new Button("South"));</text:p>
      <text:p text:style-name="P118">add("East", new Button("East"));</text:p>
      <text:p text:style-name="P119">add("West", new Button("West"));</text:p>
      <text:p text:style-name="P120">add("Center", new Button("Center"));</text:p>
      <text:p text:style-name="P121">}</text:p>
      <text:p text:style-name="P122">}</text:p>
      <text:p text:style-name="P123">Q.7 Write a program which creates Menu of different colors and disable menu item for</text:p>
      <text:p text:style-name="P124">Black color.</text:p>
      <text:p text:style-name="P125">import java.awt.Frame;</text:p>
      <text:p text:style-name="P126">import java.awt.*;</text:p>
      <text:p text:style-name="P127">public class NewApplet extends Frame</text:p>
      <text:p text:style-name="P128">{</text:p>
      <text:soft-page-break/>
      <text:p text:style-name="P129">NewApplet(){</text:p>
      <text:p text:style-name="P130">setTitle("MenuBar Demo");</text:p>
      <text:p text:style-name="P131">setSize(500,500);</text:p>
      <text:p text:style-name="P132">setLayout(null);</text:p>
      <text:p text:style-name="P133">MenuBar mb=new MenuBar();</text:p>
      <text:p text:style-name="P134">setMenuBar(mb);</text:p>
      <text:p text:style-name="P135">Menu mf=new Menu("BLACK");</text:p>
      <text:p text:style-name="P136">mb.add(mf);</text:p>
      <text:p text:style-name="P137">Menu ml=new Menu("BLUE");</text:p>
      <text:p text:style-name="P138">mb.add(ml);</text:p>
      <text:p text:style-name="P139">Menu ma=new Menu("GREEN");</text:p>
      <text:p text:style-name="P140">mb.add(ma);</text:p>
      <text:p text:style-name="P141">Menu mg=new Menu("RED");</text:p>
      <text:p text:style-name="P142">mb.add(mg);</text:p>
      <text:p text:style-name="P143">MenuItem mc=new MenuItem("GRAY");</text:p>
      <text:p text:style-name="P144">mf.add(mc);</text:p>
      <text:p text:style-name="P145">mc.setEnabled(false);</text:p>
      <text:p text:style-name="P146">}</text:p>
      <text:p text:style-name="P147">public static void main(String[] args)</text:p>
      <text:p text:style-name="P148">{</text:p>
      <text:p text:style-name="P149">NewApplet md=new NewApplet();</text:p>
      <text:p text:style-name="P150">md.setVisible(true);</text:p>
      <text:p text:style-name="P151">}</text:p>
      <text:p text:style-name="P152">}</text:p>
      <text:p text:style-name="P153">Q8) Develop a program to demonstrate the use of JProgressBar.</text:p>
      <text:p text:style-name="P154">import javax.swing.*;</text:p>
      <text:soft-page-break/>
      <text:p text:style-name="P155">import java.awt.*;</text:p>
      <text:p text:style-name="P156">public class Exp9 extends JApplet</text:p>
      <text:p text:style-name="P157">{</text:p>
      <text:p text:style-name="P158">import javax.swing.JApplet;</text:p>
      <text:p text:style-name="P159">import javax.swing.JProgressBar;</text:p>
      <text:p text:style-name="P160">public class NewJApplet2 extends JApplet {</text:p>
      <text:p text:style-name="P161">JProgressBar pb;</text:p>
      <text:p text:style-name="P162">public void init() {</text:p>
      <text:p text:style-name="P163">pb=new JProgressBar(0,2000);</text:p>
      <text:p text:style-name="P164">pb.setBounds(50,50,150,30);</text:p>
      <text:p text:style-name="P165">pb.setValue(0);</text:p>
      <text:p text:style-name="P166">pb.setStringPainted(true);</text:p>
      <text:p text:style-name="P167">add(pb);</text:p>
      <text:p text:style-name="P168">setLayout(null);</text:p>
      <text:p text:style-name="P169">setSize(300,300);</text:p>
      <text:p text:style-name="P170">setVisible(true);</text:p>
      <text:p text:style-name="P171">int i=0;</text:p>
      <text:p text:style-name="P172">try</text:p>
      <text:p text:style-name="P173">{</text:p>
      <text:p text:style-name="P174">while(i&lt;=2000)</text:p>
      <text:p text:style-name="P175">{</text:p>
      <text:p text:style-name="P176">pb.setValue(i);</text:p>
      <text:p text:style-name="P177">Thread.sleep(100);</text:p>
      <text:p text:style-name="P178">i=i+20;</text:p>
      <text:p text:style-name="P179">}</text:p>
      <text:p text:style-name="P180">}</text:p>
      <text:soft-page-break/>
      <text:p text:style-name="P181">catch(Exception e)</text:p>
      <text:p text:style-name="P182">{}</text:p>
      <text:p text:style-name="P183">}</text:p>
      <text:p text:style-name="P184">} }</text:p>
      <text:p text:style-name="P185">}</text:p>
      <text:p text:style-name="P186">Q9)Develop a program to accept two numbers and display product of two numbers when</text:p>
      <text:p text:style-name="P187">user pressed “MULTIPLY” button.</text:p>
      <text:p text:style-name="P188">import java.applet.*;</text:p>
      <text:p text:style-name="P189">import java.awt.*;</text:p>
      <text:p text:style-name="P190">import java.awt.event.*;</text:p>
      <text:p text:style-name="P191">public class Exp10 extends Applet implements ActionListener</text:p>
      <text:p text:style-name="P192">{</text:p>
      <text:p text:style-name="P193">String msg;</text:p>
      <text:p text:style-name="P194">TextField t1,t2,t3;</text:p>
      <text:p text:style-name="P195">Button b;</text:p>
      <text:p text:style-name="P196">public void init()</text:p>
      <text:p text:style-name="P197">{</text:p>
      <text:p text:style-name="P198">t1=new TextField();</text:p>
      <text:p text:style-name="P199">t2=new TextField();</text:p>
      <text:p text:style-name="P200">t3=new TextField();</text:p>
      <text:p text:style-name="P201">b=new Button("Multiply");</text:p>
      <text:p text:style-name="P202">add(t1);add(t2);add(t3);add(b);</text:p>
      <text:p text:style-name="P203">b.addActionListener(this);</text:p>
      <text:p text:style-name="P204">}</text:p>
      <text:p text:style-name="P205">public void actionPerformed(ActionEvent ae)</text:p>
      <text:p text:style-name="P206">{</text:p>
      <text:soft-page-break/>
      <text:p text:style-name="P207">int n1,n2,Result=0;</text:p>
      <text:p text:style-name="P208">n1=Integer.parseInt(t1.getText());</text:p>
      <text:p text:style-name="P209">n2=Integer.parseInt(t2.getText());</text:p>
      <text:p text:style-name="P210">if(ae.getActionCommand()=="Multiply")</text:p>
      <text:p text:style-name="P211">Result=n1*n2;</text:p>
      <text:p text:style-name="P212">t3.setText(Integer.toString(Result));</text:p>
      <text:p text:style-name="P213">repaint();</text:p>
      <text:p text:style-name="P214">}</text:p>
      <text:p text:style-name="P215">public void paint(Graphics g)</text:p>
      <text:p text:style-name="P216">{</text:p>
      <text:p text:style-name="P217">g.drawString(msg,500,500);</text:p>
      <text:p text:style-name="P218">}</text:p>
      <text:p text:style-name="P219">}</text:p>
      <text:p text:style-name="P220">Q10)import java.applet.Applet;</text:p>
      <text:p text:style-name="P221">import java.awt.*;</text:p>
      <text:p text:style-name="P222">import java.awt.event.*;</text:p>
      <text:p text:style-name="P223">public class RKMenuShort extends Frame</text:p>
      <text:p text:style-name="P224">{</text:p>
      <text:p text:style-name="P225">MenuBar mb;</text:p>
      <text:p text:style-name="P226">MenuItem m1,m2,m3,m4;</text:p>
      <text:p text:style-name="P227">Menu mn;</text:p>
      <text:p text:style-name="P228">MenuShortcut ms;</text:p>
      <text:p text:style-name="P229">RKMenuShort()</text:p>
      <text:p text:style-name="P230">{</text:p>
      <text:p text:style-name="P231">setTitle("MenubarDemo");</text:p>
      <text:p text:style-name="P232">setSize(500,500);</text:p>
      <text:soft-page-break/>
      <text:p text:style-name="P233">setLayout(null);</text:p>
      <text:p text:style-name="P234">ms=new MenuShortcut(KeyEvent.VK_X);</text:p>
      <text:p text:style-name="P235">mn=new Menu("File");</text:p>
      <text:p text:style-name="P236">mb=new MenuBar();</text:p>
      <text:p text:style-name="P237">setMenuBar(mb);</text:p>
      <text:p text:style-name="P238">m1=new MenuItem("New...");</text:p>
      <text:p text:style-name="P239">m2=new MenuItem("Open");</text:p>
      <text:p text:style-name="P240">m3=new MenuItem("Save As...");</text:p>
      <text:p text:style-name="P241">m4=new MenuItem("Exit",ms);</text:p>
      <text:p text:style-name="P242">mn.add(m1);</text:p>
      <text:p text:style-name="P243">mn.add(m2);</text:p>
      <text:p text:style-name="P244">mn.add(m3);</text:p>
      <text:p text:style-name="P245">mn.addSeparator();</text:p>
      <text:p text:style-name="P246">mn.add(m4);</text:p>
      <text:p text:style-name="P247">mb.add(mn);</text:p>
      <text:p text:style-name="P248">}</text:p>
      <text:p text:style-name="P249">public static void main(String[]args)</text:p>
      <text:p text:style-name="P250">{</text:p>
      <text:p text:style-name="P251">RKMenuShort md=new RKMenuShort();</text:p>
      <text:p text:style-name="P252">md.setVisible(true);</text:p>
      <text:p text:style-name="P253">}</text:p>
      <text:p text:style-name="P254">}</text:p>
      <text:p text:style-name="P255">Q11)import java.awt.event.*;</text:p>
      <text:p text:style-name="P256">import javax.swing.*;</text:p>
      <text:p text:style-name="P257">public class Exp6A implements ItemListener</text:p>
      <text:p text:style-name="P258">{</text:p>
      <text:soft-page-break/>
      <text:p text:style-name="P259">JFrame f;</text:p>
      <text:p text:style-name="P260">JComboBox cb;</text:p>
      <text:p text:style-name="P261">JLabel l;</text:p>
      <text:p text:style-name="P262">Exp6A()</text:p>
      <text:p text:style-name="P263">{</text:p>
      <text:p text:style-name="P264">l=new JLabel("");</text:p>
      <text:p text:style-name="P265">f=new JFrame("Combo ex");</text:p>
      <text:p text:style-name="P266">String city[]={"Solapur","Pune","Bangalore","Mumbai"};</text:p>
      <text:p text:style-name="P267">cb=new JComboBox(city);</text:p>
      <text:p text:style-name="P268">f.setLayout(null);</text:p>
      <text:p text:style-name="P269">cb.setBounds(50, 50, 90, 20);</text:p>
      <text:p text:style-name="P270">l.setBounds(50,70,190,290);</text:p>
      <text:p text:style-name="P271">f.add(cb); f.add(l);</text:p>
      <text:p text:style-name="P272">f.setSize(400,500);</text:p>
      <text:p text:style-name="P273">f.setVisible(true);</text:p>
      <text:p text:style-name="P274">cb.addItemListener(this);</text:p>
      <text:p text:style-name="P275">}</text:p>
      <text:p text:style-name="P276">public void itemStateChanged(ItemEvent ie)</text:p>
      <text:p text:style-name="P277">{</text:p>
      <text:p text:style-name="P278">String s1="You have Selected=";</text:p>
      <text:p text:style-name="P279">l.setText(s1+(cb.getItemAt(cb.getSelectedIndex())));</text:p>
      <text:p text:style-name="P280">}</text:p>
      <text:p text:style-name="P281">public static void main(String[]args)</text:p>
      <text:p text:style-name="P282">{</text:p>
      <text:p text:style-name="P283">Exp6A e= new Exp6b();</text:p>
      <text:p text:style-name="P284">}</text:p>
      <text:soft-page-break/>
      <text:p text:style-name="P285">}</text:p>
      <text:p text:style-name="P286">Q12)Write a Jtree program to show root directory and its subFolders of your System.</text:p>
      <text:p text:style-name="P287">import javax.swing.JApplet;</text:p>
      <text:p text:style-name="P288">import java.awt.*;</text:p>
      <text:p text:style-name="P289">import javax.swing.*;</text:p>
      <text:p text:style-name="P290">import javax.swing.tree.*;</text:p>
      <text:p text:style-name="P291">public class NewJApplet extends JApplet</text:p>
      <text:p text:style-name="P292">{</text:p>
      <text:p text:style-name="P293">JTree tree;</text:p>
      <text:p text:style-name="P294">public void init()</text:p>
      <text:p text:style-name="P295">{</text:p>
      <text:p text:style-name="P296">setLayout(new BorderLayout());</text:p>
      <text:p text:style-name="P297">DefaultMutableTreeNode Top = new DefaultMutableTreeNode("System",true);</text:p>
      <text:p text:style-name="P298">DefaultMutableTreeNode A = new DefaultMutableTreeNode("C:");</text:p>
      <text:p text:style-name="P299">Top.add(A);</text:p>
      <text:p text:style-name="P300">DefaultMutableTreeNode B = new DefaultMutableTreeNode("D:");</text:p>
      <text:p text:style-name="P301">Top.add(B);</text:p>
      <text:p text:style-name="P302">DefaultMutableTreeNode a1 = new DefaultMutableTreeNode("Windows");</text:p>
      <text:p text:style-name="P303">A.add(a1);</text:p>
      <text:p text:style-name="P304">DefaultMutableTreeNode a2 = new DefaultMutableTreeNode("Users");</text:p>
      <text:p text:style-name="P305">A.add(a2);</text:p>
      <text:p text:style-name="P306">DefaultMutableTreeNode b1 = new DefaultMutableTreeNode("Java");</text:p>
      <text:p text:style-name="P307">B.add(b1);</text:p>
      <text:p text:style-name="P308">DefaultMutableTreeNode b2 = new DefaultMutableTreeNode("Python");</text:p>
      <text:p text:style-name="P309">B.add(b2);</text:p>
      <text:p text:style-name="P310">tree=new JTree(Top);</text:p>
      <text:soft-page-break/>
      <text:p text:style-name="P311">Container con= getContentPane();</text:p>
      <text:p text:style-name="P312">con.add(tree,BorderLayout.CENTER);</text:p>
      <text:p text:style-name="P313">} }</text:p>
      <text:p text:style-name="P314"/>
      <text:p text:style-name="P315">Q13) Develop a program to demonstrate the use of JTable.</text:p>
      <text:p text:style-name="P316">import javax.swing.*;</text:p>
      <text:p text:style-name="P317">import java.awt.*;</text:p>
      <text:p text:style-name="P318">public class Exp8 extends JApplet</text:p>
      <text:p text:style-name="P319">{</text:p>
      <text:p text:style-name="P320">JTable jt;</text:p>
      <text:p text:style-name="P321">public void init()</text:p>
      <text:p text:style-name="P322">{</text:p>
      <text:p text:style-name="P323">setLayout(new BorderLayout());</text:p>
      <text:p text:style-name="P324">String[]th={"Name of Student","Percentage","Grade"};</text:p>
      <text:p text:style-name="P325">Object[][]mt=</text:p>
      <text:p text:style-name="P326">{</text:p>
      <text:p text:style-name="P327">{"101","amit","B"},</text:p>
      <text:p text:style-name="P328">{"Rohan","84","B"},</text:p>
      <text:p text:style-name="P329">{"Vishwajeet","82","B"},</text:p>
      <text:p text:style-name="P330">{"Prajwal","70","C"},</text:p>
      <text:p text:style-name="P331">{"Mayur","72","C"},</text:p>
      <text:p text:style-name="P332">{"Nachiket","76","B"},</text:p>
      <text:p text:style-name="P333">{"Siddhi","91","A"},</text:p>
      <text:p text:style-name="P334">{"Rutvik","90","A"},</text:p>
      <text:p text:style-name="P335">{"Tejas","85","B"},</text:p>
      <text:p text:style-name="P336">{"Ajinkya","72","C"}</text:p>
      <text:soft-page-break/>
      <text:p text:style-name="P337">};</text:p>
      <text:p text:style-name="P338">jt=new JTable(mt,th);</text:p>
      <text:p text:style-name="P339">int vscrollbar=ScrollPaneConstants.VERTICAL_SCROLLBAR_ALWAYS;</text:p>
      <text:p text:style-name="P340">int hscrollbar=ScrollPaneConstants.HORIZONTAL_SCROLLBAR_ALWAYS;</text:p>
      <text:p text:style-name="P341">JScrollPane mp=new JScrollPane(jt,vscrollbar,hscrollbar);</text:p>
      <text:p text:style-name="P342">add(mp,BorderLayout.CENTER);</text:p>
      <text:p text:style-name="P343">}</text:p>
      <text:p text:style-name="P344">}</text:p>
      <text:p text:style-name="P345">Q14)Develop a program to generate KeyEvent when a key is pressed and display”Key</text:p>
      <text:p text:style-name="P346">Pressed” message.</text:p>
      <text:p text:style-name="P347">import java.applet.*;</text:p>
      <text:p text:style-name="P348">import java.awt.*;</text:p>
      <text:p text:style-name="P349">import java.awt.event.*;</text:p>
      <text:p text:style-name="P350">public class KeyListenerExample extends Applet implements KeyListener</text:p>
      <text:p text:style-name="P351">{</text:p>
      <text:p text:style-name="P352">String msg="";</text:p>
      <text:p text:style-name="P353">public void init()</text:p>
      <text:p text:style-name="P354">{</text:p>
      <text:p text:style-name="P355">addKeyListener(this);</text:p>
      <text:p text:style-name="P356">requestFocus();</text:p>
      <text:p text:style-name="P357">}</text:p>
      <text:p text:style-name="P358">public void keyPressed(KeyEvent ke)</text:p>
      <text:p text:style-name="P359">{</text:p>
      <text:p text:style-name="P360">showStatus("Key Pressed");</text:p>
      <text:p text:style-name="P361">}</text:p>
      <text:p text:style-name="P362">public void keyReleased(KeyEvent ke)</text:p>
      <text:soft-page-break/>
      <text:p text:style-name="P363">{</text:p>
      <text:p text:style-name="P364">showStatus("Key Released");</text:p>
      <text:p text:style-name="P365">}</text:p>
      <text:p text:style-name="P366">public void keyTyped(KeyEvent k)</text:p>
      <text:p text:style-name="P367">{</text:p>
      <text:p text:style-name="P368">Font f;</text:p>
      <text:p text:style-name="P369">f=new Font("Monotype Corsiva",Font.BOLD,30);</text:p>
      <text:p text:style-name="P370">msg+=k.getKeyChar();</text:p>
      <text:p text:style-name="P371">setFont(f);</text:p>
      <text:p text:style-name="P372">repaint();</text:p>
      <text:p text:style-name="P373">}</text:p>
      <text:p text:style-name="P374">public void paint(Graphics g)</text:p>
      <text:p text:style-name="P375">{</text:p>
      <text:p text:style-name="P376">g.drawString(msg,100,100);</text:p>
      <text:p text:style-name="P377">}</text:p>
      <text:p text:style-name="P378">}</text:p>
      <text:p text:style-name="P379"/>
      <text:p text:style-name="P380">Q15)Write a program to develop a frame to Select the different states of India using</text:p>
      <text:p text:style-name="P381">JComboBox.</text:p>
      <text:p text:style-name="P382">import javax.swing.*;</text:p>
      <text:p text:style-name="P383">import java.awt.event.*;</text:p>
      <text:p text:style-name="P384">public class Exp6B implements ItemListener</text:p>
      <text:p text:style-name="P385">{</text:p>
      <text:p text:style-name="P386">JFrame f;</text:p>
      <text:p text:style-name="P387">JComboBox cb;</text:p>
      <text:p text:style-name="P388">JLabel l;</text:p>
      <text:soft-page-break/>
      <text:p text:style-name="P389">Exp6B()</text:p>
      <text:p text:style-name="P390">{</text:p>
      <text:p text:style-name="P391">l=new JLabel("");</text:p>
      <text:p text:style-name="P392">f=new JFrame("Combo ex");</text:p>
      <text:p text:style-name="P393">String states[]={"Maharastra","Karnatak","Gujarat","Andhra Pradesh","Goa"};</text:p>
      <text:p text:style-name="P394">cb=new JComboBox(states);</text:p>
      <text:p text:style-name="P395">f.setLayout(null);</text:p>
      <text:p text:style-name="P396">cb.setBounds(50, 50, 90, 20);</text:p>
      <text:p text:style-name="P397">l.setBounds(150,140,190,290);</text:p>
      <text:p text:style-name="P398">f.add(cb); f.add(l);</text:p>
      <text:p text:style-name="P399">f.setSize(400,500);</text:p>
      <text:p text:style-name="P400">f.setVisible(true);</text:p>
      <text:p text:style-name="P401">cb.addItemListener(this);</text:p>
      <text:p text:style-name="P402">}</text:p>
      <text:p text:style-name="P403">public void itemStateChanged(ItemEvent ie)</text:p>
      <text:p text:style-name="P404">{</text:p>
      <text:p text:style-name="P405">String s1="You have Selected=";</text:p>
      <text:p text:style-name="P406">l.setText(s1+(cb.getSelectedItem())));</text:p>
      <text:p text:style-name="P407">}</text:p>
      <text:p text:style-name="P408">public static void main(String[]args)</text:p>
      <text:p text:style-name="P409">{</text:p>
      <text:p text:style-name="P410">Exp6B e = new Exp6();</text:p>
      <text:p text:style-name="P411">}</text:p>
      <text:p text:style-name="P412">}</text:p>
      <text:p text:style-name="P413">Q16 SAME AS Q8</text:p>
      <text:p text:style-name="P414">Q17.)1. Write a program using JPasswordField and JTextField to demonstrate the use of user</text:p>
      <text:soft-page-break/>
      <text:p text:style-name="P415">authentication</text:p>
      <text:p text:style-name="P416">CODE:</text:p>
      <text:p text:style-name="P417">import java.awt.event.ActionEvent;</text:p>
      <text:p text:style-name="P418">import java.awt.event.ActionListener;</text:p>
      <text:p text:style-name="P419">import javax.swing.JButton;</text:p>
      <text:p text:style-name="P420">import javax.swing.JFrame;</text:p>
      <text:p text:style-name="P421">import javax.swing.JLabel;</text:p>
      <text:p text:style-name="P422">import javax.swing.JOptionPane;</text:p>
      <text:p text:style-name="P423">import javax.swing.JPasswordField;</text:p>
      <text:p text:style-name="P424">import javax.swing.JTextField;</text:p>
      <text:p text:style-name="P425">public class Practical_12_1 extends JFrame implements ActionListener{</text:p>
      <text:p text:style-name="P426">JLabel l1,l2,l3;</text:p>
      <text:p text:style-name="P427"/>
      <text:p text:style-name="P428">JTextField t1;</text:p>
      <text:p text:style-name="P429">JPasswordField t2;</text:p>
      <text:p text:style-name="P430">JButton b;</text:p>
      <text:p text:style-name="P431">String str=&amp;quot;&amp;quot;;</text:p>
      <text:p text:style-name="P432">JFrame f;</text:p>
      <text:p text:style-name="P433">Practical_12_1()</text:p>
      <text:p text:style-name="P434">{</text:p>
      <text:p text:style-name="P435">f=new JFrame();</text:p>
      <text:p text:style-name="P436">f.setVisible(true);</text:p>
      <text:p text:style-name="P437">f.setSize(400,400);</text:p>
      <text:p text:style-name="P438">f.setLayout(null);</text:p>
      <text:p text:style-name="P439">f.setTitle(&amp;quot;LOGIN FORM&amp;quot;);</text:p>
      <text:p text:style-name="P440">f.setDefaultCloseOperation(JFrame.EXIT_ON_CLOSE);</text:p>
      <text:soft-page-break/>
      <text:p text:style-name="P441">l1=new JLabel(&amp;quot;Enter Username:&amp;quot;);</text:p>
      <text:p text:style-name="P442">l1.setBounds(50,100,120,20);</text:p>
      <text:p text:style-name="P443">f.add(l1);</text:p>
      <text:p text:style-name="P444">l2=new JLabel(&amp;quot;Enter Password&amp;quot;);</text:p>
      <text:p text:style-name="P445">l2.setBounds(50,150,120,20);</text:p>
      <text:p text:style-name="P446">f.add(l2);</text:p>
      <text:p text:style-name="P447">t1=new JTextField();</text:p>
      <text:p text:style-name="P448">t1.setBounds(200,100,120,20);</text:p>
      <text:p text:style-name="P449">f.add(t1);</text:p>
      <text:p text:style-name="P450">t2=new JPasswordField();</text:p>
      <text:p text:style-name="P451">t2.setBounds(200,150,120,20);</text:p>
      <text:p text:style-name="P452">f.add(t2);</text:p>
      <text:p text:style-name="P453">b=new JButton(&amp;quot;Submit&amp;quot;);</text:p>
      <text:p text:style-name="P454">b.setBounds(150,200,100,30);</text:p>
      <text:p text:style-name="P455"/>
      <text:p text:style-name="P456">f.add(b);</text:p>
      <text:p text:style-name="P457">l3=new JLabel();</text:p>
      <text:p text:style-name="P458">l3.setBounds(130,250,200,30);</text:p>
      <text:p text:style-name="P459">f.add(l3);</text:p>
      <text:p text:style-name="P460">b.addActionListener(this);</text:p>
      <text:p text:style-name="P461">}</text:p>
      <text:p text:style-name="P462">public void actionPerformed(ActionEvent e)</text:p>
      <text:p text:style-name="P463">{</text:p>
      <text:p text:style-name="P464">if (t1.getText().equals(&amp;quot;Aditya&amp;quot;) &amp;amp;&amp;amp; (t2.getText().equals(&amp;quot;Aditya123&amp;quot;)))</text:p>
      <text:p text:style-name="P465">l3.setText(&amp;quot;Logined Successfully&amp;quot;);</text:p>
      <text:p text:style-name="P466">else</text:p>
      <text:soft-page-break/>
      <text:p text:style-name="P467">l3.setText(&amp;quot;Invalid username or password&amp;quot;);</text:p>
      <text:p text:style-name="P468">}</text:p>
      <text:p text:style-name="P469">public static void main(String[] args)</text:p>
      <text:p text:style-name="P470">{</text:p>
      <text:p text:style-name="P471">new Practical_12_1();</text:p>
      <text:p text:style-name="P472">}</text:p>
      <text:p text:style-name="P473">}</text:p>
      <text:p text:style-name="P474">17.2) Write a program using URL class to retrieve the host, protocol, port and file of URL</text:p>
      <text:p text:style-name="P475">http://www.msbte.org.in</text:p>
      <text:p text:style-name="P476">import java.net.*;</text:p>
      <text:p text:style-name="P477">public class InetDemo{</text:p>
      <text:p text:style-name="P478">public static void main(String[] args){</text:p>
      <text:p text:style-name="P479">try{</text:p>
      <text:p text:style-name="P480">URL url=new URL("http://www.msbte,org,in ");</text:p>
      <text:p text:style-name="P481">System.out.println("Protocol: "+url.getProtocol());</text:p>
      <text:p text:style-name="P482">System.out.println("Host Name: "+url.getHost());</text:p>
      <text:p text:style-name="P483">System.out.println("Port Number: "+url.getPort());</text:p>
      <text:p text:style-name="P484">System.out.println("File Name: "+url.getFile());</text:p>
      <text:p text:style-name="P485">}catch(Exception e){System.out.println(e);}</text:p>
      <text:p text:style-name="P486">}</text:p>
      <text:p text:style-name="P487">Q18)Write a Program to Create a Student Table in database and insert a record in a Student</text:p>
      <text:p text:style-name="P488">Table.</text:p>
      <text:p text:style-name="P489">import java.sql.Connection;</text:p>
      <text:p text:style-name="P490">import java.sql.DriverManager;</text:p>
      <text:p text:style-name="P491">import java.sql.ResultSet;</text:p>
      <text:soft-page-break/>
      <text:p text:style-name="P492">import java.sql.Statement;</text:p>
      <text:p text:style-name="P493">public class Dataconnect {</text:p>
      <text:p text:style-name="P494">public static void main(String[] args) {</text:p>
      <text:p text:style-name="P495">try {</text:p>
      <text:p text:style-name="P496">Class.forName("sun.jdbc.odbc.JdbcOdbcDriver");</text:p>
      <text:p text:style-name="P497">Connection con=DriverManager.getConnection("jdbc:odbc:tyco1");</text:p>
      <text:p text:style-name="P498">System.out.println("hi");</text:p>
      <text:p text:style-name="P499">Statement stmt=con.createStatement();</text:p>
      <text:p text:style-name="P500">int i1=stmt.executeUpdate("insert into Table1 values('aish',45,112)");</text:p>
      <text:p text:style-name="P501">ResultSet rs1=stmt.executeQuery("Select * from Table1 ");</text:p>
      <text:p text:style-name="P502">System.out.println("S_name"+"Roll_no"+"Marks");</text:p>
      <text:p text:style-name="P503">while(rs1.next()){</text:p>
      <text:p text:style-name="P504">System.out.print(" "+rs1.getString(1));</text:p>
      <text:p text:style-name="P505">System.out.print(" "+rs1.getInt(2));</text:p>
      <text:p text:style-name="P506">System.out.print(" "+rs1.getInt(3));</text:p>
      <text:p text:style-name="P507">System.out.println();</text:p>
      <text:p text:style-name="P508">}</text:p>
      <text:p text:style-name="P509">}</text:p>
      <text:p text:style-name="P510">catch(Exception e)</text:p>
      <text:p text:style-name="P511">{ }</text:p>
      <text:p text:style-name="P512">}</text:p>
      <text:p text:style-name="P513">}</text:p>
      <text:p text:style-name="P514">Q21)package databasedemo;</text:p>
      <text:p text:style-name="P515">import java.sql.Connection;</text:p>
      <text:p text:style-name="P516">import java.sql.DriverManager;</text:p>
      <text:p text:style-name="P517">import java.sql.ResultSet;</text:p>
      <text:soft-page-break/>
      <text:p text:style-name="P518">import java.sql.Statement;</text:p>
      <text:p text:style-name="P519">public class Databasedemo {</text:p>
      <text:p text:style-name="P520">public static void main(String[] args) {</text:p>
      <text:p text:style-name="P521">try {</text:p>
      <text:p text:style-name="P522">Class.forName("sun.jdbc.odbc.JdbcOdbcDriver");</text:p>
      <text:p text:style-name="P523">Connection con=DriverManager.getConnection("jdbc:odbc:mayur");</text:p>
      <text:p text:style-name="P524">Statement stmt=con.createStatement();</text:p>
      <text:p text:style-name="P525">int i=stmt.executeUpdate("delete from Table1 where rollno= 5");</text:p>
      <text:p text:style-name="P526">ResultSet rs1=stmt.executeQuery("Select * from Table1 ");</text:p>
      <text:p text:style-name="P527">System.out.println("name"+"Roll_no"+"Marks");</text:p>
      <text:p text:style-name="P528">while(rs1.next()){</text:p>
      <text:p text:style-name="P529">System.out.print(rs1.getString(1)+ " ");</text:p>
      <text:p text:style-name="P530">System.out.print(rs1.getInt(2)+ " ");</text:p>
      <text:p text:style-name="P531">System.out.print(rs1.getInt(3)+" ");</text:p>
      <text:p text:style-name="P532">System.out.println();</text:p>
      <text:p text:style-name="P533">}</text:p>
      <text:p text:style-name="P534">}</text:p>
      <text:p text:style-name="P535">catch(Exception e)</text:p>
      <text:p text:style-name="P536">{ }</text:p>
      <text:p text:style-name="P537">}</text:p>
      <text:p text:style-name="P538">}</text:p>
      <text:p text:style-name="P539">23)Write a Program to display following output in browser Window.</text:p>
      <text:p text:style-name="P540">import java.io.IOException;</text:p>
      <text:p text:style-name="P541">import java.io.PrintWriter;</text:p>
      <text:p text:style-name="P542">import javax.servlet.ServletException;</text:p>
      <text:p text:style-name="P543">import javax.servlet.http.HttpServlet;</text:p>
      <text:soft-page-break/>
      <text:p text:style-name="P544">import javax.servlet.http.HttpServletRequest;</text:p>
      <text:p text:style-name="P545">import javax.servlet.http.HttpServletResponse;</text:p>
      <text:p text:style-name="P546">public class NewServlet extends HttpServlet</text:p>
      <text:p text:style-name="P547">{</text:p>
      <text:p text:style-name="P548">protected void doGet(HttpServletRequest request, HttpServletResponse response)</text:p>
      <text:p text:style-name="P549">throws ServletException, IOException</text:p>
      <text:p text:style-name="P550">{</text:p>
      <text:p text:style-name="P551">response.setContentType("text/html;charset=UTF-8");</text:p>
      <text:p text:style-name="P552">try (PrintWriter out = response.getWriter())</text:p>
      <text:p text:style-name="P553">{</text:p>
      <text:p text:style-name="P554">out.println("&lt;!DOCTYPE html&gt;");</text:p>
      <text:p text:style-name="P555">out.println("&lt;html&gt;");</text:p>
      <text:p text:style-name="P556">out.println("&lt;head&gt;");</text:p>
      <text:p text:style-name="P557">out.println("&lt;title&gt;Hello MSBTE!&lt;/title&gt;");</text:p>
      <text:p text:style-name="P558">out.println("&lt;/head&gt;");</text:p>
      <text:p text:style-name="P559">out.println("&lt;body&gt;");</text:p>
      <text:p text:style-name="P560">out.println("&lt;h1&gt;Welcome at Maharashtra State Board Of Technical Education !&lt;/h1&gt;");</text:p>
      <text:p text:style-name="P561">out.println("&lt;/body&gt;");</text:p>
      <text:p text:style-name="P562">out.println("&lt;/html&gt;");</text:p>
      <text:p text:style-name="P563">}</text:p>
      <text:p text:style-name="P564">}</text:p>
      <text:p text:style-name="P565">}</text:p>
      <text:p text:style-name="P566"/>
      <text:p text:style-name="P567">24) Write a Program to Create Cookie.</text:p>
      <text:p text:style-name="P568">JAVA FILE:</text:p>
      <text:soft-page-break/>
      <text:p text:style-name="P569">import java.io.IOException;</text:p>
      <text:p text:style-name="P570">import java.io.PrintWriter;</text:p>
      <text:p text:style-name="P571">import javax.servlet.ServletException;</text:p>
      <text:p text:style-name="P572">import javax.servlet.http.Cookie;</text:p>
      <text:p text:style-name="P573">import javax.servlet.http.HttpServlet;</text:p>
      <text:p text:style-name="P574">import javax.servlet.http.HttpServletRequest;</text:p>
      <text:p text:style-name="P575">import javax.servlet.http.HttpServletResponse;</text:p>
      <text:p text:style-name="P576">public class cookie_demo extends HttpServlet {</text:p>
      <text:p text:style-name="P577">protected void doPost(HttpServletRequest request, HttpServletResponse response)</text:p>
      <text:p text:style-name="P578">throws ServletException, IOException {</text:p>
      <text:p text:style-name="P579">PrintWriter o=response.getWriter();</text:p>
      <text:p text:style-name="P580">String n=request.getParameter("first");</text:p>
      <text:p text:style-name="P581">String v=request.getParameter("second");</text:p>
      <text:p text:style-name="P582">Cookie c=new Cookie(n,v);</text:p>
      <text:p text:style-name="P583">c.setMaxAge(6000);</text:p>
      <text:p text:style-name="P584">response.addCookie(c);</text:p>
      <text:p text:style-name="P585">o.println("&lt;h2&gt;Cookie Created Successfully&lt;/h2&gt;");</text:p>
      <text:p text:style-name="P586">o.close();</text:p>
      <text:p text:style-name="P587">}</text:p>
      <text:p text:style-name="P588">}</text:p>
      <text:p text:style-name="P589">HTML FILE:</text:p>
      <text:p text:style-name="P590">&lt;html&gt;</text:p>
      <text:p text:style-name="P591">&lt;head&gt;</text:p>
      <text:p text:style-name="P592">&lt;title&gt;TODO supply a title&lt;/title&gt;</text:p>
      <text:p text:style-name="P593">&lt;meta charset="UTF-8"&gt;</text:p>
      <text:p text:style-name="P594">&lt;meta name="viewport" content="width=device-width, initial-scale=1.0"&gt;</text:p>
      <text:soft-page-break/>
      <text:p text:style-name="P595">&lt;/head&gt;</text:p>
      <text:p text:style-name="P596">&lt;body&gt;</text:p>
      <text:p text:style-name="P597">&lt;h1&gt;COOKIE DEMONSTRATION&lt;/h1&gt;</text:p>
      <text:p text:style-name="P598">&lt;form action="cookie_demo" method="post"&gt;</text:p>
      <text:p text:style-name="P599">Enter Name : &lt;input type="text" name="first"/&gt;&lt;br&gt;&lt;br&gt;</text:p>
      <text:p text:style-name="P600">Enter RollNo : &lt;input type="text" name="second"/&gt;&lt;br&gt;&lt;br&gt;</text:p>
      <text:p text:style-name="P601">&lt;input type="submit" value="Create Cookie" /&gt;</text:p>
      <text:p text:style-name="P602">&lt;/form&gt;</text:p>
      <text:p text:style-name="P603">&lt;/body&gt;</text:p>
      <text:p text:style-name="P604">&lt;/html&gt;</text:p>
      <text:p text:style-name="P605">Q25)Write a Program to display following output in browser Window.</text:p>
      <text:p text:style-name="P606">import java.io.IOException;</text:p>
      <text:p text:style-name="P607">import java.io.PrintWriter;</text:p>
      <text:p text:style-name="P608">import javax.servlet.ServletException;</text:p>
      <text:p text:style-name="P609">import javax.servlet.http.HttpServlet;</text:p>
      <text:p text:style-name="P610">import javax.servlet.http.HttpServletRequest;</text:p>
      <text:p text:style-name="P611">import javax.servlet.http.HttpServletResponse;</text:p>
      <text:p text:style-name="P612">public class NewServlet extends HttpServlet</text:p>
      <text:p text:style-name="P613">{</text:p>
      <text:p text:style-name="P614">protected void doGet(HttpServletRequest request, HttpServletResponse response)</text:p>
      <text:p text:style-name="P615">throws ServletException, IOException</text:p>
      <text:p text:style-name="P616">{</text:p>
      <text:p text:style-name="P617">response.setContentType("text/html;charset=UTF-8");</text:p>
      <text:p text:style-name="P618">try (PrintWriter out = response.getWriter())</text:p>
      <text:p text:style-name="P619">{</text:p>
      <text:p text:style-name="P620">out.println("&lt;!DOCTYPE html&gt;");</text:p>
      <text:soft-page-break/>
      <text:p text:style-name="P621">out.println("&lt;html&gt;");</text:p>
      <text:p text:style-name="P622">out.println("&lt;head&gt;");</text:p>
      <text:p text:style-name="P623">out.println("&lt;title&gt;Hello MSBTE!&lt;/title&gt;");</text:p>
      <text:p text:style-name="P624">out.println("&lt;/head&gt;");</text:p>
      <text:p text:style-name="P625">out.println("&lt;body&gt;");</text:p>
      <text:p text:style-name="P626">out.println("&lt;h1&gt;Welcome at Maharashtra State Board Of Technical Education !&lt;/h1&gt;");</text:p>
      <text:p text:style-name="P627">out.println("&lt;/body&gt;");</text:p>
      <text:p text:style-name="P628">out.println("&lt;/html&gt;");</text:p>
      <text:p text:style-name="P629">}</text:p>
      <text:p text:style-name="P630">}</text:p>
      <text:p text:style-name="Normal"><text:span text:style-name="T63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nvi Newase</meta:initial-creator>
    <dc:creator>Tanvi Newase</dc:creator>
    <meta:creation-date>2024-11-19T13:54:00Z</meta:creation-date>
    <dc:date>2024-11-19T14:35:00Z</dc:date>
    <meta:template xlink:href="Normal" xlink:type="simple"/>
    <meta:editing-cycles>3</meta:editing-cycles>
    <meta:editing-duration>PT2460S</meta:editing-duration>
    <meta:document-statistic meta:page-count="25" meta:paragraph-count="31" meta:word-count="2318" meta:character-count="15502" meta:row-count="110" meta:non-whitespace-character-count="13215"/>
  </office:meta>
</office:document-meta>
</file>